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style style:name="Table6" style:family="table">
      <style:table-properties style:width="9.252cm" table:align="margins" style:may-break-between-rows="false"/>
    </style:style>
    <style:style style:name="Table6.A" style:family="table-column">
      <style:table-column-properties style:column-width="5.8cm" style:rel-column-width="3288*"/>
    </style:style>
    <style:style style:name="Table6.B" style:family="table-column">
      <style:table-column-properties style:column-width="3.452cm" style:rel-column-width="1957*"/>
    </style:style>
    <style:style style:name="Table1" style:family="table">
      <style:table-properties style:width="9.26cm" fo:margin-left="0cm" table:align="left" style:may-break-between-rows="false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6.967cm"/>
    </style:style>
    <style:style style:name="Table1.A1" style:family="table-cell">
      <style:table-cell-properties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1.B1" style:family="table-cell">
      <style:table-cell-properties fo:background-color="#666666" fo:padding="0.049cm" fo:border="0.05pt solid #eeeeee">
        <style:background-image/>
      </style:table-cell-properties>
    </style:style>
    <style:style style:name="Table1.A2" style:family="table-cell">
      <style:table-cell-properties fo:padding="0.049cm" fo:border-left="0.05pt solid #eeeeee" fo:border-right="none" fo:border-top="none" fo:border-bottom="0.05pt solid #eeeeee"/>
    </style:style>
    <style:style style:name="Table1.B2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3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1.B3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1.A4" style:family="table-cell">
      <style:table-cell-properties fo:padding="0.049cm" fo:border-left="0.05pt solid #eeeeee" fo:border-right="none" fo:border-top="none" fo:border-bottom="0.05pt solid #eeeeee"/>
    </style:style>
    <style:style style:name="Table1.B4" style:family="table-cell">
      <style:table-cell-properties fo:padding="0.049cm" fo:border-left="0.05pt solid #eeeeee" fo:border-right="0.05pt solid #eeeeee" fo:border-top="none" fo:border-bottom="0.05pt solid #eeeeee"/>
    </style:style>
    <style:style style:name="Table1.A6" style:family="table-cell">
      <style:table-cell-properties fo:padding="0.049cm" fo:border-left="0.05pt solid #eeeeee" fo:border-right="none" fo:border-top="none" fo:border-bottom="0.05pt solid #eeeeee"/>
    </style:style>
    <style:style style:name="Table1.B6" style:family="table-cell">
      <style:table-cell-properties fo:padding="0.049cm" fo:border-left="0.05pt solid #eeeeee" fo:border-right="0.05pt solid #eeeeee" fo:border-top="none" fo:border-bottom="0.05pt solid #eeeeee"/>
    </style:style>
    <style:style style:name="Table11" style:family="table">
      <style:table-properties style:width="9.252cm" table:align="margins"/>
    </style:style>
    <style:style style:name="Table11.A" style:family="table-column">
      <style:table-column-properties style:column-width="4.895cm" style:rel-column-width="2775*"/>
    </style:style>
    <style:style style:name="Table11.B" style:family="table-column">
      <style:table-column-properties style:column-width="4.357cm" style:rel-column-width="2470*"/>
    </style:style>
    <style:style style:name="Table10" style:family="table">
      <style:table-properties style:width="9.252cm" table:align="margins"/>
    </style:style>
    <style:style style:name="Table10.A" style:family="table-column">
      <style:table-column-properties style:column-width="7.251cm" style:rel-column-width="4111*"/>
    </style:style>
    <style:style style:name="Table10.B" style:family="table-column">
      <style:table-column-properties style:column-width="2cm" style:rel-column-width="1134*"/>
    </style:style>
    <style:style style:name="Table10.A1" style:family="table-cell">
      <style:table-cell-properties fo:padding="0cm" fo:border="none"/>
    </style:style>
    <style:style style:name="Table7" style:family="table">
      <style:table-properties style:width="9.26cm" fo:margin-left="0cm" table:align="left"/>
    </style:style>
    <style:style style:name="Table7.A" style:family="table-column">
      <style:table-column-properties style:column-width="1.191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2.492cm"/>
    </style:style>
    <style:style style:name="Table7.D" style:family="table-column">
      <style:table-column-properties style:column-width="3.064cm"/>
    </style:style>
    <style:style style:name="Table7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7.B1" style:family="table-cell">
      <style:table-cell-properties fo:background-color="#666666" fo:padding="0.049cm" fo:border="0.05pt solid #eeeeee">
        <style:background-image/>
      </style:table-cell-properties>
    </style:style>
    <style:style style:name="Table7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7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3" style:family="table-cell">
      <style:table-cell-properties fo:padding="0.049cm" fo:border-left="0.05pt solid #eeeeee" fo:border-right="none" fo:border-top="none" fo:border-bottom="0.05pt solid #eeeeee"/>
    </style:style>
    <style:style style:name="Table7.B3" style:family="table-cell">
      <style:table-cell-properties fo:padding="0.049cm" fo:border-left="0.05pt solid #eeeeee" fo:border-right="none" fo:border-top="none" fo:border-bottom="0.05pt solid #eeeeee"/>
    </style:style>
    <style:style style:name="Table7.C3" style:family="table-cell">
      <style:table-cell-properties fo:padding="0.049cm" fo:border-left="0.05pt solid #eeeeee" fo:border-right="none" fo:border-top="none" fo:border-bottom="0.05pt solid #eeeeee"/>
    </style:style>
    <style:style style:name="Table7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5" style:family="table-cell">
      <style:table-cell-properties fo:padding="0.049cm" fo:border-left="0.05pt solid #eeeeee" fo:border-right="none" fo:border-top="none" fo:border-bottom="0.05pt solid #eeeeee"/>
    </style:style>
    <style:style style:name="Table7.B5" style:family="table-cell">
      <style:table-cell-properties fo:padding="0.049cm" fo:border-left="0.05pt solid #eeeeee" fo:border-right="none" fo:border-top="none" fo:border-bottom="0.05pt solid #eeeeee"/>
    </style:style>
    <style:style style:name="Table7.C5" style:family="table-cell">
      <style:table-cell-properties fo:padding="0.049cm" fo:border-left="0.05pt solid #eeeeee" fo:border-right="none" fo:border-top="none" fo:border-bottom="0.05pt solid #eeeeee"/>
    </style:style>
    <style:style style:name="Table7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7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7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7.A7" style:family="table-cell">
      <style:table-cell-properties fo:padding="0.049cm" fo:border-left="0.05pt solid #eeeeee" fo:border-right="none" fo:border-top="none" fo:border-bottom="0.05pt solid #eeeeee"/>
    </style:style>
    <style:style style:name="Table7.B7" style:family="table-cell">
      <style:table-cell-properties fo:padding="0.049cm" fo:border-left="0.05pt solid #eeeeee" fo:border-right="none" fo:border-top="none" fo:border-bottom="0.05pt solid #eeeeee"/>
    </style:style>
    <style:style style:name="Table7.C7" style:family="table-cell">
      <style:table-cell-properties fo:padding="0.049cm" fo:border-left="0.05pt solid #eeeeee" fo:border-right="none" fo:border-top="none" fo:border-bottom="0.05pt solid #eeeeee"/>
    </style:style>
    <style:style style:name="Table7.D7" style:family="table-cell">
      <style:table-cell-properties fo:padding="0.049cm" fo:border-left="0.05pt solid #eeeeee" fo:border-right="0.05pt solid #eeeeee" fo:border-top="none" fo:border-bottom="0.05pt solid #eeeeee"/>
    </style:style>
    <style:style style:name="Table4" style:family="table">
      <style:table-properties style:width="9.252cm" table:align="margins"/>
    </style:style>
    <style:style style:name="Table4.A" style:family="table-column">
      <style:table-column-properties style:column-width="1.191cm" style:rel-column-width="675*"/>
    </style:style>
    <style:style style:name="Table4.B" style:family="table-column">
      <style:table-column-properties style:column-width="2.514cm" style:rel-column-width="1425*"/>
    </style:style>
    <style:style style:name="Table4.C" style:family="table-column">
      <style:table-column-properties style:column-width="2.404cm" style:rel-column-width="1363*"/>
    </style:style>
    <style:style style:name="Table4.D" style:family="table-column">
      <style:table-column-properties style:column-width="3.143cm" style:rel-column-width="1782*"/>
    </style:style>
    <style:style style:name="Table4.A1" style:family="table-cell">
      <style:table-cell-properties style:vertical-align="bottom" fo:background-color="#666666" fo:padding="0.049cm" fo:border-left="0.05pt solid #eeeeee" fo:border-right="none" fo:border-top="0.05pt solid #eeeeee" fo:border-bottom="0.05pt solid #eeeeee">
        <style:background-image/>
      </style:table-cell-properties>
    </style:style>
    <style:style style:name="Table4.B1" style:family="table-cell">
      <style:table-cell-properties fo:background-color="#666666" fo:padding="0.049cm" fo:border="0.05pt solid #eeeeee">
        <style:background-image/>
      </style:table-cell-properties>
    </style:style>
    <style:style style:name="Table4.A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B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C2" style:family="table-cell">
      <style:table-cell-properties fo:background-color="#666666" fo:padding="0.049cm" fo:border-left="0.05pt solid #eeeeee" fo:border-right="none" fo:border-top="none" fo:border-bottom="0.05pt solid #eeeeee">
        <style:background-image/>
      </style:table-cell-properties>
    </style:style>
    <style:style style:name="Table4.D2" style:family="table-cell">
      <style:table-cell-properties fo:background-color="#666666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3" style:family="table-cell">
      <style:table-cell-properties fo:padding="0.049cm" fo:border-left="0.05pt solid #eeeeee" fo:border-right="none" fo:border-top="none" fo:border-bottom="0.05pt solid #eeeeee"/>
    </style:style>
    <style:style style:name="Table4.B3" style:family="table-cell">
      <style:table-cell-properties fo:padding="0.049cm" fo:border-left="0.05pt solid #eeeeee" fo:border-right="none" fo:border-top="none" fo:border-bottom="0.05pt solid #eeeeee"/>
    </style:style>
    <style:style style:name="Table4.C3" style:family="table-cell">
      <style:table-cell-properties fo:padding="0.049cm" fo:border-left="0.05pt solid #eeeeee" fo:border-right="none" fo:border-top="none" fo:border-bottom="0.05pt solid #eeeeee"/>
    </style:style>
    <style:style style:name="Table4.D3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4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4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4.A5" style:family="table-cell">
      <style:table-cell-properties fo:padding="0.049cm" fo:border-left="0.05pt solid #eeeeee" fo:border-right="none" fo:border-top="none" fo:border-bottom="0.05pt solid #eeeeee"/>
    </style:style>
    <style:style style:name="Table4.B5" style:family="table-cell">
      <style:table-cell-properties fo:padding="0.049cm" fo:border-left="0.05pt solid #eeeeee" fo:border-right="none" fo:border-top="none" fo:border-bottom="0.05pt solid #eeeeee"/>
    </style:style>
    <style:style style:name="Table4.C5" style:family="table-cell">
      <style:table-cell-properties fo:padding="0.049cm" fo:border-left="0.05pt solid #eeeeee" fo:border-right="none" fo:border-top="none" fo:border-bottom="0.05pt solid #eeeeee"/>
    </style:style>
    <style:style style:name="Table4.D5" style:family="table-cell">
      <style:table-cell-properties fo:padding="0.049cm" fo:border-left="0.05pt solid #eeeeee" fo:border-right="0.05pt solid #eeeeee" fo:border-top="none" fo:border-bottom="0.05pt solid #eeeeee"/>
    </style:style>
    <style:style style:name="Table4.A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B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C6" style:family="table-cell">
      <style:table-cell-properties fo:background-color="#eeeeee" fo:padding="0.049cm" fo:border-left="0.05pt solid #eeeeee" fo:border-right="none" fo:border-top="none" fo:border-bottom="0.05pt solid #eeeeee">
        <style:background-image/>
      </style:table-cell-properties>
    </style:style>
    <style:style style:name="Table4.D6" style:family="table-cell">
      <style:table-cell-properties fo:background-color="#eeeeee" fo:padding="0.049cm" fo:border-left="0.05pt solid #eeeeee" fo:border-right="0.05pt solid #eeeeee" fo:border-top="none" fo:border-bottom="0.05pt solid #eeeeee">
        <style:background-image/>
      </style:table-cell-properties>
    </style:style>
    <style:style style:name="Table3" style:family="table">
      <style:table-properties style:width="9.252cm" table:align="margins" style:may-break-between-rows="false"/>
    </style:style>
    <style:style style:name="Table3.A" style:family="table-column">
      <style:table-column-properties style:column-width="7.251cm" style:rel-column-width="4111*"/>
    </style:style>
    <style:style style:name="Table3.B" style:family="table-column">
      <style:table-column-properties style:column-width="2cm" style:rel-column-width="1134*"/>
    </style:style>
    <style:style style:name="Table3.A1" style:family="table-cell">
      <style:table-cell-properties style:writing-mode="page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14cad33"/>
    </style:style>
    <style:style style:name="P2" style:family="paragraph" style:parent-style-name="Standard">
      <style:text-properties officeooo:paragraph-rsid="014d0d7a"/>
    </style:style>
    <style:style style:name="P3" style:family="paragraph" style:parent-style-name="Standard">
      <style:text-properties fo:color="#650953" style:font-name="Liberation Mono" officeooo:rsid="0151fb8c" officeooo:paragraph-rsid="02445465"/>
    </style:style>
    <style:style style:name="P4" style:family="paragraph" style:parent-style-name="Standard">
      <style:text-properties fo:color="#650953" style:font-name="Liberation Mono" officeooo:rsid="015211b7" officeooo:paragraph-rsid="015211b7"/>
    </style:style>
    <style:style style:name="P5" style:family="paragraph" style:parent-style-name="Standard">
      <style:text-properties fo:color="#650953" style:font-name="Liberation Mono" officeooo:rsid="015211b7" officeooo:paragraph-rsid="02414268"/>
    </style:style>
    <style:style style:name="P6" style:family="paragraph" style:parent-style-name="Standard">
      <style:text-properties fo:color="#650953" style:text-position="0% 100%" style:font-name="Liberation Mono" officeooo:rsid="015a3f0d" officeooo:paragraph-rsid="01596556"/>
    </style:style>
    <style:style style:name="P7" style:family="paragraph" style:parent-style-name="Standard">
      <style:text-properties fo:color="#650953" style:text-position="0% 100%" style:font-name="Liberation Mono" officeooo:rsid="015211b7" officeooo:paragraph-rsid="015211b7"/>
    </style:style>
    <style:style style:name="P8" style:family="paragraph" style:parent-style-name="Standard">
      <style:text-properties fo:color="#650953" style:text-position="0% 100%" style:font-name="Liberation Mono" officeooo:rsid="015211b7" officeooo:paragraph-rsid="02414268"/>
    </style:style>
    <style:style style:name="P9" style:family="paragraph" style:parent-style-name="Standard">
      <style:text-properties fo:color="#650953" style:text-position="0% 100%" style:font-name="Liberation Mono" officeooo:rsid="015479b7" officeooo:paragraph-rsid="0153723e"/>
    </style:style>
    <style:style style:name="P10" style:family="paragraph" style:parent-style-name="Standard">
      <style:text-properties fo:color="#650953" style:text-position="0% 100%" style:font-name="Liberation Mono" officeooo:rsid="015479b7" officeooo:paragraph-rsid="02414268"/>
    </style:style>
    <style:style style:name="P11" style:family="paragraph" style:parent-style-name="Standard">
      <style:text-properties fo:color="#650953" style:text-position="0% 100%" style:font-name="Liberation Mono" officeooo:rsid="02415f35" officeooo:paragraph-rsid="024b5d73"/>
    </style:style>
    <style:style style:name="P12" style:family="paragraph" style:parent-style-name="Standard">
      <style:text-properties officeooo:paragraph-rsid="0133f515"/>
    </style:style>
    <style:style style:name="P13" style:family="paragraph" style:parent-style-name="Standard">
      <style:text-properties officeooo:paragraph-rsid="017b3e6e"/>
    </style:style>
    <style:style style:name="P14" style:family="paragraph" style:parent-style-name="Standard">
      <style:text-properties officeooo:paragraph-rsid="02414268"/>
    </style:style>
    <style:style style:name="P15" style:family="paragraph" style:parent-style-name="Standard">
      <style:text-properties officeooo:rsid="0151fb8c" officeooo:paragraph-rsid="02ca5f38"/>
    </style:style>
    <style:style style:name="P16" style:family="paragraph" style:parent-style-name="Standard">
      <style:text-properties officeooo:paragraph-rsid="01eb3390"/>
    </style:style>
    <style:style style:name="P17" style:family="paragraph" style:parent-style-name="Standard">
      <style:text-properties officeooo:paragraph-rsid="0375e971"/>
    </style:style>
    <style:style style:name="P1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05ee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0e80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298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27dc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e449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e44925" officeooo:paragraph-rsid="01fd90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a3f22" officeooo:paragraph-rsid="01aa3f2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70e85c" officeooo:paragraph-rsid="0270e8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cf365" officeooo:paragraph-rsid="009cf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text-properties fo:color="#650953" style:font-name="Liberation Mono"/>
    </style:style>
    <style:style style:name="P33" style:family="paragraph" style:parent-style-name="Table_20_Contents">
      <style:text-properties fo:color="#650953" style:font-name="Liberation Mono" officeooo:rsid="015211b7" officeooo:paragraph-rsid="015211b7"/>
    </style:style>
    <style:style style:name="P34" style:family="paragraph" style:parent-style-name="Table_20_Contents">
      <style:text-properties fo:color="#650953" style:font-name="Liberation Mono" officeooo:rsid="015211b7" officeooo:paragraph-rsid="0153629c"/>
    </style:style>
    <style:style style:name="P35" style:family="paragraph" style:parent-style-name="Table_20_Contents">
      <style:text-properties fo:color="#650953" style:font-name="Liberation Mono" officeooo:rsid="015211b7" officeooo:paragraph-rsid="02414268"/>
    </style:style>
    <style:style style:name="P36" style:family="paragraph" style:parent-style-name="Table_20_Contents">
      <style:text-properties fo:color="#650953" style:font-name="Liberation Mono" officeooo:paragraph-rsid="02414268"/>
    </style:style>
    <style:style style:name="P37" style:family="paragraph" style:parent-style-name="Table_20_Contents">
      <style:text-properties fo:color="#650953" style:text-position="0% 100%" style:font-name="Liberation Mono" officeooo:rsid="0153723e" officeooo:paragraph-rsid="0153723e"/>
    </style:style>
    <style:style style:name="P38" style:family="paragraph" style:parent-style-name="Table_20_Contents">
      <style:text-properties fo:color="#650953" style:text-position="0% 100%" style:font-name="Liberation Mono" officeooo:rsid="0246d830" officeooo:paragraph-rsid="0246d830"/>
    </style:style>
    <style:style style:name="P39" style:family="paragraph" style:parent-style-name="Table_20_Contents">
      <style:paragraph-properties fo:text-align="start" style:justify-single-word="false"/>
      <style:text-properties fo:color="#127622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ac1caf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6a1fe" officeooo:paragraph-rsid="0256a1f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2047f9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47f94" officeooo:paragraph-rsid="01ac1c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7e11c" officeooo:paragraph-rsid="0257e11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1060d41" officeooo:paragraph-rsid="01060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096c" officeooo:paragraph-rsid="020c09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0cacd2" officeooo:paragraph-rsid="020cac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25c972e" officeooo:paragraph-rsid="025c97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7977d" officeooo:paragraph-rsid="009797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9cf365" officeooo:paragraph-rsid="009cf3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ext_20_body">
      <style:text-properties officeooo:rsid="01c16d17" officeooo:paragraph-rsid="01c37905"/>
    </style:style>
    <style:style style:name="P52" style:family="paragraph" style:parent-style-name="Text_20_body">
      <style:text-properties officeooo:paragraph-rsid="02663ba0"/>
    </style:style>
    <style:style style:name="P53" style:family="paragraph" style:parent-style-name="Text_20_body">
      <style:text-properties officeooo:rsid="02750374" officeooo:paragraph-rsid="02750374"/>
    </style:style>
    <style:style style:name="P54" style:family="paragraph" style:parent-style-name="Text_20_body">
      <style:text-properties officeooo:paragraph-rsid="02777165"/>
    </style:style>
    <style:style style:name="P55" style:family="paragraph" style:parent-style-name="Text_20_body">
      <style:text-properties officeooo:rsid="0276eae2" officeooo:paragraph-rsid="0276eae2"/>
    </style:style>
    <style:style style:name="P56" style:family="paragraph" style:parent-style-name="Text_20_body">
      <style:text-properties officeooo:paragraph-rsid="030969ae"/>
    </style:style>
    <style:style style:name="P57" style:family="paragraph" style:parent-style-name="Text_20_body">
      <style:text-properties officeooo:paragraph-rsid="0312b1ef"/>
    </style:style>
    <style:style style:name="P58" style:family="paragraph" style:parent-style-name="Text_20_body">
      <style:text-properties officeooo:rsid="01df58a4" officeooo:paragraph-rsid="01df58a4"/>
    </style:style>
    <style:style style:name="P59" style:family="paragraph" style:parent-style-name="Text_20_body">
      <style:text-properties officeooo:paragraph-rsid="032196d2"/>
    </style:style>
    <style:style style:name="P60" style:family="paragraph" style:parent-style-name="Text_20_body">
      <style:text-properties officeooo:paragraph-rsid="00a109f9"/>
    </style:style>
    <style:style style:name="P61" style:family="paragraph" style:parent-style-name="Text_20_body">
      <style:text-properties officeooo:paragraph-rsid="0325459a"/>
    </style:style>
    <style:style style:name="P62" style:family="paragraph" style:parent-style-name="Text_20_body">
      <style:text-properties officeooo:paragraph-rsid="03498b12"/>
    </style:style>
    <style:style style:name="P63" style:family="paragraph" style:parent-style-name="Text_20_body">
      <style:text-properties officeooo:paragraph-rsid="00a10044"/>
    </style:style>
    <style:style style:name="P64" style:family="paragraph" style:parent-style-name="Footnote">
      <style:text-properties officeooo:paragraph-rsid="03d3d904"/>
    </style:style>
    <style:style style:name="P65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66" style:family="paragraph" style:parent-style-name="Heading_20_1">
      <style:text-properties officeooo:paragraph-rsid="0169e75d"/>
    </style:style>
    <style:style style:name="P67" style:family="paragraph" style:parent-style-name="Heading_20_1">
      <style:text-properties officeooo:paragraph-rsid="01c37905"/>
    </style:style>
    <style:style style:name="P68" style:family="paragraph" style:parent-style-name="Heading_20_2">
      <style:text-properties officeooo:rsid="02777165" officeooo:paragraph-rsid="02777165"/>
    </style:style>
    <style:style style:name="P69" style:family="paragraph" style:parent-style-name="Heading_20_2">
      <style:text-properties officeooo:paragraph-rsid="01c37905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11pt" officeooo:paragraph-rsid="03c3a1b2" style:font-size-asian="11pt" style:font-size-complex="11pt"/>
    </style:style>
    <style:style style:name="P71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3c3a1b2"/>
    </style:style>
    <style:style style:name="P72" style:family="paragraph" style:parent-style-name="Standard" style:list-style-name="L3">
      <style:text-properties officeooo:paragraph-rsid="0312b1ef"/>
    </style:style>
    <style:style style:name="P73" style:family="paragraph" style:parent-style-name="Standard" style:list-style-name="L3">
      <style:text-properties officeooo:paragraph-rsid="037d51d8"/>
    </style:style>
    <style:style style:name="P74" style:family="paragraph" style:parent-style-name="Standard" style:list-style-name="L3">
      <style:text-properties officeooo:paragraph-rsid="038e0810"/>
    </style:style>
    <style:style style:name="P75" style:family="paragraph" style:parent-style-name="Standard" style:list-style-name="L5">
      <style:text-properties officeooo:paragraph-rsid="01e20888"/>
    </style:style>
    <style:style style:name="P76" style:family="paragraph" style:parent-style-name="Standard" style:list-style-name="L5">
      <style:text-properties officeooo:rsid="00266841" officeooo:paragraph-rsid="0027dfd0"/>
    </style:style>
    <style:style style:name="P77" style:family="paragraph" style:parent-style-name="Standard" style:list-style-name="L5">
      <style:text-properties officeooo:rsid="00266841" officeooo:paragraph-rsid="00266841"/>
    </style:style>
    <style:style style:name="P78" style:family="paragraph" style:parent-style-name="Standard" style:list-style-name="L5">
      <style:text-properties officeooo:rsid="00266841" officeooo:paragraph-rsid="010f8fc6"/>
    </style:style>
    <style:style style:name="P79" style:family="paragraph" style:parent-style-name="Standard">
      <style:text-properties officeooo:paragraph-rsid="02ca5f38"/>
    </style:style>
    <style:style style:name="P80" style:family="paragraph" style:parent-style-name="Standard" style:list-style-name="L5">
      <style:text-properties officeooo:rsid="03b8927d" officeooo:paragraph-rsid="03b8927d"/>
    </style:style>
    <style:style style:name="P81" style:family="paragraph" style:parent-style-name="Tabella">
      <style:paragraph-properties fo:keep-with-next="always"/>
    </style:style>
    <style:style style:name="P82" style:family="paragraph" style:parent-style-name="Text_20_body" style:list-style-name="L1">
      <style:text-properties officeooo:paragraph-rsid="02e39448"/>
    </style:style>
    <style:style style:name="P83" style:family="paragraph" style:parent-style-name="Text_20_body" style:list-style-name="L1">
      <style:text-properties officeooo:paragraph-rsid="00bb3877"/>
    </style:style>
    <style:style style:name="P84" style:family="paragraph" style:parent-style-name="Text_20_body" style:list-style-name="L2"/>
    <style:style style:name="P85" style:family="paragraph" style:parent-style-name="Text_20_body" style:list-style-name="L2">
      <style:text-properties officeooo:paragraph-rsid="01d781ea"/>
    </style:style>
    <style:style style:name="P86" style:family="paragraph" style:parent-style-name="Text_20_body" style:list-style-name="L2">
      <style:text-properties officeooo:rsid="01d51d3b" officeooo:paragraph-rsid="01d51d3b"/>
    </style:style>
    <style:style style:name="P87" style:family="paragraph" style:parent-style-name="Text_20_body" style:list-style-name="L2">
      <style:text-properties officeooo:rsid="03928795" officeooo:paragraph-rsid="03928795"/>
    </style:style>
    <style:style style:name="P88" style:family="paragraph" style:parent-style-name="Text_20_body" style:list-style-name="L4">
      <style:text-properties officeooo:rsid="0210990e" officeooo:paragraph-rsid="0210990e"/>
    </style:style>
    <style:style style:name="P89" style:family="paragraph" style:parent-style-name="Text_20_body">
      <style:text-properties officeooo:paragraph-rsid="03b3fcae"/>
    </style:style>
    <style:style style:name="P90" style:family="paragraph" style:parent-style-name="Text_20_body">
      <style:text-properties officeooo:paragraph-rsid="03a16a77"/>
    </style:style>
    <style:style style:name="T1" style:family="text">
      <style:text-properties officeooo:rsid="0027dfd0"/>
    </style:style>
    <style:style style:name="T2" style:family="text">
      <style:text-properties fo:color="#800000" style:font-name="Liberation Mono" fo:font-size="11pt" fo:font-weight="bold" officeooo:rsid="01bc13b6" style:font-name-asian="NSimSun1" style:font-size-asian="11pt" style:font-name-complex="Liberation Mono" style:font-size-complex="11pt"/>
    </style:style>
    <style:style style:name="T3" style:family="text">
      <style:text-properties fo:color="#800000" style:font-name="Liberation Mono" fo:font-size="11pt" fo:font-weight="bold" officeooo:rsid="00582c69" style:font-name-asian="NSimSun1" style:font-size-asian="11pt" style:font-name-complex="Liberation Mono" style:font-size-complex="11pt"/>
    </style:style>
    <style:style style:name="T4" style:family="text">
      <style:text-properties fo:color="#800000" style:font-name="Liberation Mono" fo:font-size="11pt" fo:font-weight="bold" officeooo:rsid="021f85a1" style:font-name-asian="NSimSun1" style:font-size-asian="11pt" style:font-name-complex="Liberation Mono" style:font-size-complex="11pt"/>
    </style:style>
    <style:style style:name="T5" style:family="text">
      <style:text-properties fo:color="#808030" style:font-name="Liberation Mono" officeooo:rsid="00814651" style:font-name-asian="NSimSun1" style:font-name-complex="Liberation Mono"/>
    </style:style>
    <style:style style:name="T6" style:family="text">
      <style:text-properties fo:color="#808030" style:font-name="Liberation Mono" officeooo:rsid="00afd144" style:font-name-asian="NSimSun1" style:font-name-complex="Liberation Mono"/>
    </style:style>
    <style:style style:name="T7" style:family="text">
      <style:text-properties fo:color="#808030" style:font-name="Liberation Mono" officeooo:rsid="019a3388" style:font-name-asian="NSimSun1" style:font-name-complex="Liberation Mono"/>
    </style:style>
    <style:style style:name="T8" style:family="text">
      <style:text-properties fo:color="#808030" style:font-name="Liberation Mono" officeooo:rsid="0386eb1d" style:font-name-asian="NSimSun1" style:font-name-complex="Liberation Mono"/>
    </style:style>
    <style:style style:name="T9" style:family="text">
      <style:text-properties fo:color="#808030" style:font-name="Liberation Mono" fo:font-size="11pt" officeooo:rsid="00afd144" style:font-name-asian="NSimSun1" style:font-size-asian="11pt" style:font-name-complex="Liberation Mono" style:font-size-complex="11pt"/>
    </style:style>
    <style:style style:name="T10" style:family="text">
      <style:text-properties fo:color="#808030" style:font-name="Liberation Mono" fo:font-size="11pt" officeooo:rsid="00acafdf" style:font-name-asian="NSimSun1" style:font-size-asian="11pt" style:font-name-complex="Liberation Mono" style:font-size-complex="11pt"/>
    </style:style>
    <style:style style:name="T11" style:family="text">
      <style:text-properties fo:color="#808030" style:font-name="Liberation Mono" fo:font-size="11pt" officeooo:rsid="00814651" style:font-name-asian="NSimSun1" style:font-size-asian="11pt" style:font-name-complex="Liberation Mono" style:font-size-complex="11pt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ac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00d0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2279f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fo:font-size="11pt" officeooo:rsid="0022374d" style:font-size-asian="11pt" style:font-size-complex="11pt"/>
    </style:style>
    <style:style style:name="T16" style:family="text">
      <style:text-properties fo:color="#000000" fo:font-size="11pt" officeooo:rsid="01f89afd" style:font-size-asian="11pt" style:font-size-complex="11pt"/>
    </style:style>
    <style:style style:name="T17" style:family="text">
      <style:text-properties style:font-name="Liberation Sans" fo:font-size="18.2000007629395pt" fo:font-weight="bold" officeooo:rsid="0231ed2e" style:font-name-asian="Microsoft YaHei" style:font-size-asian="18.2000007629395pt" style:font-weight-asian="bold" style:font-name-complex="Arial" style:font-size-complex="18.2000007629395pt" style:font-weight-complex="bold"/>
    </style:style>
    <style:style style:name="T18" style:family="text">
      <style:text-properties style:font-name="Liberation Sans" fo:font-size="18.2000007629395pt" fo:font-weight="bold" officeooo:rsid="026a8346" style:font-name-asian="Microsoft YaHei" style:font-size-asian="18.2000007629395pt" style:font-weight-asian="bold" style:font-name-complex="Arial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18096dc" style:font-name-asian="Microsoft YaHei" style:font-size-asian="18.2000007629395pt" style:font-weight-asian="bold" style:font-name-complex="Arial" style:font-size-complex="18.2000007629395pt" style:font-weight-complex="bold"/>
    </style:style>
    <style:style style:name="T20" style:family="text">
      <style:text-properties style:font-name="Liberation Sans" fo:font-size="18.2000007629395pt" fo:font-weight="bold" officeooo:rsid="026fcdb1" style:font-name-asian="Microsoft YaHei" style:font-size-asian="18.2000007629395pt" style:font-weight-asian="bold" style:font-name-complex="Arial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118752b" style:font-name-asian="Microsoft YaHei" style:font-size-asian="18.2000007629395pt" style:font-weight-asian="bold" style:font-name-complex="Arial" style:font-size-complex="18.2000007629395pt" style:font-weight-complex="bold"/>
    </style:style>
    <style:style style:name="T22" style:family="text">
      <style:text-properties style:font-name="Liberation Sans" fo:font-size="15.5pt" fo:font-weight="bold" officeooo:rsid="03c581c3" style:font-name-asian="Microsoft YaHei" style:font-size-asian="28pt" style:font-weight-asian="bold" style:font-name-complex="Arial" style:font-size-complex="28pt" style:font-weight-complex="bold"/>
    </style:style>
    <style:style style:name="T23" style:family="text">
      <style:text-properties fo:color="#127622"/>
    </style:style>
    <style:style style:name="T24" style:family="text">
      <style:text-properties fo:color="#55215b"/>
    </style:style>
    <style:style style:name="T25" style:family="text">
      <style:text-properties fo:color="#b85c00"/>
    </style:style>
    <style:style style:name="T26" style:family="text">
      <style:text-properties fo:color="#650953"/>
    </style:style>
    <style:style style:name="T27" style:family="text">
      <style:text-properties fo:color="#650953" style:font-name="Liberation Mono" officeooo:rsid="0234923d"/>
    </style:style>
    <style:style style:name="T28" style:family="text">
      <style:text-properties fo:color="#650953" style:font-name="Liberation Mono" officeooo:rsid="024b5d73"/>
    </style:style>
    <style:style style:name="T29" style:family="text">
      <style:text-properties fo:color="#706e0c"/>
    </style:style>
    <style:style style:name="T30" style:family="text">
      <style:text-properties fo:color="#f10d0c"/>
    </style:style>
    <style:style style:name="T31" style:family="text">
      <style:text-properties officeooo:rsid="00a10044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a10044" style:font-style-asian="italic" style:font-style-complex="italic"/>
    </style:style>
    <style:style style:name="T34" style:family="text">
      <style:text-properties fo:font-style="italic" officeooo:rsid="0356bf76" style:font-style-asian="italic" style:font-style-complex="italic"/>
    </style:style>
    <style:style style:name="T35" style:family="text">
      <style:text-properties fo:font-style="italic" officeooo:rsid="0354e6c6" style:font-style-asian="italic" style:font-style-complex="italic"/>
    </style:style>
    <style:style style:name="T36" style:family="text">
      <style:text-properties fo:font-style="italic" officeooo:rsid="03da2fc5" style:font-style-asian="italic" style:font-style-complex="italic"/>
    </style:style>
    <style:style style:name="T37" style:family="text">
      <style:text-properties officeooo:rsid="00a109f9"/>
    </style:style>
    <style:style style:name="T38" style:family="text">
      <style:text-properties officeooo:rsid="00bb3877"/>
    </style:style>
    <style:style style:name="T39" style:family="text">
      <style:text-properties officeooo:rsid="00ce7b5a"/>
    </style:style>
    <style:style style:name="T40" style:family="text">
      <style:text-properties officeooo:rsid="00deb60c"/>
    </style:style>
    <style:style style:name="T41" style:family="text">
      <style:text-properties officeooo:rsid="00df6da4"/>
    </style:style>
    <style:style style:name="T42" style:family="text">
      <style:text-properties officeooo:rsid="00e317fa"/>
    </style:style>
    <style:style style:name="T43" style:family="text">
      <style:text-properties style:text-position="0% 100%" officeooo:rsid="010789ee"/>
    </style:style>
    <style:style style:name="T44" style:family="text">
      <style:text-properties style:text-position="0% 100%" officeooo:rsid="0169e75d"/>
    </style:style>
    <style:style style:name="T45" style:family="text">
      <style:text-properties style:text-position="0% 100%" officeooo:rsid="016d2881"/>
    </style:style>
    <style:style style:name="T46" style:family="text">
      <style:text-properties style:text-position="0% 100%" officeooo:rsid="016e7426"/>
    </style:style>
    <style:style style:name="T47" style:family="text">
      <style:text-properties style:text-position="0% 100%" officeooo:rsid="017c29f0"/>
    </style:style>
    <style:style style:name="T48" style:family="text">
      <style:text-properties style:text-position="0% 100%" officeooo:rsid="017ca2d8"/>
    </style:style>
    <style:style style:name="T49" style:family="text">
      <style:text-properties style:text-position="0% 100%" officeooo:rsid="01fa12e4"/>
    </style:style>
    <style:style style:name="T50" style:family="text">
      <style:text-properties style:text-position="0% 100%" officeooo:rsid="017e26a9"/>
    </style:style>
    <style:style style:name="T51" style:family="text">
      <style:text-properties style:text-position="0% 100%" officeooo:rsid="0219633e"/>
    </style:style>
    <style:style style:name="T52" style:family="text">
      <style:text-properties style:text-position="0% 100%" officeooo:rsid="0230dd65"/>
    </style:style>
    <style:style style:name="T53" style:family="text">
      <style:text-properties style:text-position="0% 100%" officeooo:rsid="0265a25f"/>
    </style:style>
    <style:style style:name="T54" style:family="text">
      <style:text-properties style:text-position="0% 100%" officeooo:rsid="02663ba0"/>
    </style:style>
    <style:style style:name="T55" style:family="text">
      <style:text-properties style:text-position="0% 100%" officeooo:rsid="0269d79f"/>
    </style:style>
    <style:style style:name="T56" style:family="text">
      <style:text-properties style:text-position="0% 100%" officeooo:rsid="02b35791"/>
    </style:style>
    <style:style style:name="T57" style:family="text">
      <style:text-properties style:text-position="0% 100%" officeooo:rsid="02da602c"/>
    </style:style>
    <style:style style:name="T58" style:family="text">
      <style:text-properties style:text-position="0% 100%" officeooo:rsid="02dc5fd5"/>
    </style:style>
    <style:style style:name="T59" style:family="text">
      <style:text-properties style:text-position="0% 100%" officeooo:rsid="031becda"/>
    </style:style>
    <style:style style:name="T60" style:family="text">
      <style:text-properties style:text-position="0% 100%" officeooo:rsid="031daf56"/>
    </style:style>
    <style:style style:name="T61" style:family="text">
      <style:text-properties style:text-position="0% 100%" officeooo:rsid="031fbe96"/>
    </style:style>
    <style:style style:name="T62" style:family="text">
      <style:text-properties style:text-position="0% 100%" officeooo:rsid="032196d2"/>
    </style:style>
    <style:style style:name="T63" style:family="text">
      <style:text-properties style:text-position="0% 100%" fo:font-style="italic" style:font-style-asian="italic" style:font-style-complex="italic"/>
    </style:style>
    <style:style style:name="T64" style:family="text">
      <style:text-properties officeooo:rsid="010f8fc6"/>
    </style:style>
    <style:style style:name="T65" style:family="text">
      <style:text-properties officeooo:rsid="00941058"/>
    </style:style>
    <style:style style:name="T66" style:family="text">
      <style:text-properties officeooo:rsid="011eee5d"/>
    </style:style>
    <style:style style:name="T67" style:family="text">
      <style:text-properties officeooo:rsid="012a97e4"/>
    </style:style>
    <style:style style:name="T68" style:family="text">
      <style:text-properties officeooo:rsid="0139decc"/>
    </style:style>
    <style:style style:name="T69" style:family="text">
      <style:text-properties officeooo:rsid="013b3eea"/>
    </style:style>
    <style:style style:name="T70" style:family="text">
      <style:text-properties officeooo:rsid="014b11f6"/>
    </style:style>
    <style:style style:name="T71" style:family="text">
      <style:text-properties officeooo:rsid="014cad33"/>
    </style:style>
    <style:style style:name="T72" style:family="text">
      <style:text-properties officeooo:rsid="015211b7"/>
    </style:style>
    <style:style style:name="T73" style:family="text">
      <style:text-properties officeooo:rsid="01605e2f"/>
    </style:style>
    <style:style style:name="T74" style:family="text">
      <style:text-properties officeooo:rsid="017a0e0e"/>
    </style:style>
    <style:style style:name="T75" style:family="text">
      <style:text-properties officeooo:rsid="017b3e6e"/>
    </style:style>
    <style:style style:name="T76" style:family="text">
      <style:text-properties style:use-window-font-color="true" style:font-name="Liberation Mono" officeooo:rsid="00acafdf" style:font-name-asian="NSimSun1" style:font-name-complex="Liberation Mono"/>
    </style:style>
    <style:style style:name="T77" style:family="text">
      <style:text-properties style:use-window-font-color="true" style:font-name="Liberation Mono" officeooo:rsid="019c0c48" style:font-name-asian="NSimSun1" style:font-name-complex="Liberation Mono"/>
    </style:style>
    <style:style style:name="T78" style:family="text">
      <style:text-properties style:use-window-font-color="true" style:font-name="Liberation Mono" officeooo:rsid="019a3388" style:font-name-asian="NSimSun1" style:font-name-complex="Liberation Mono"/>
    </style:style>
    <style:style style:name="T79" style:family="text">
      <style:text-properties style:use-window-font-color="true" style:font-name="Liberation Mono" officeooo:rsid="037ec3a2" style:font-name-asian="NSimSun1" style:font-name-complex="Liberation Mono"/>
    </style:style>
    <style:style style:name="T80" style:family="text">
      <style:text-properties style:use-window-font-color="true" style:font-name="Liberation Mono" officeooo:rsid="0380a11f" style:font-name-asian="NSimSun1" style:font-name-complex="Liberation Mono"/>
    </style:style>
    <style:style style:name="T81" style:family="text">
      <style:text-properties style:use-window-font-color="true" style:font-name="Liberation Mono" officeooo:rsid="0381fd5a" style:font-name-asian="NSimSun1" style:font-name-complex="Liberation Mono"/>
    </style:style>
    <style:style style:name="T82" style:family="text">
      <style:text-properties style:use-window-font-color="true" style:font-name="Liberation Mono" officeooo:rsid="0383c077" style:font-name-asian="NSimSun1" style:font-name-complex="Liberation Mono"/>
    </style:style>
    <style:style style:name="T83" style:family="text">
      <style:text-properties style:use-window-font-color="true" style:font-name="Liberation Mono" officeooo:rsid="0386eb1d" style:font-name-asian="NSimSun1" style:font-name-complex="Liberation Mono"/>
    </style:style>
    <style:style style:name="T84" style:family="text">
      <style:text-properties style:use-window-font-color="true" style:font-name="Liberation Mono" officeooo:rsid="03884f49" style:font-name-asian="NSimSun1" style:font-name-complex="Liberation Mono"/>
    </style:style>
    <style:style style:name="T85" style:family="text">
      <style:text-properties style:use-window-font-color="true" style:font-name="Liberation Mono" officeooo:rsid="03894dab" style:font-name-asian="NSimSun1" style:font-name-complex="Liberation Mono"/>
    </style:style>
    <style:style style:name="T86" style:family="text">
      <style:text-properties style:use-window-font-color="true" style:font-name="Liberation Mono" officeooo:rsid="038af2f0" style:font-name-asian="NSimSun1" style:font-name-complex="Liberation Mono"/>
    </style:style>
    <style:style style:name="T87" style:family="text">
      <style:text-properties style:use-window-font-color="true" style:font-name="Liberation Mono" officeooo:rsid="03935f7e" style:font-name-asian="NSimSun1" style:font-name-complex="Liberation Mono"/>
    </style:style>
    <style:style style:name="T88" style:family="text">
      <style:text-properties style:use-window-font-color="true" style:font-name="Liberation Mono" fo:font-size="11pt" officeooo:rsid="01cfd4d4" style:font-name-asian="NSimSun1" style:font-size-asian="11pt" style:font-name-complex="Liberation Mono" style:font-size-complex="11pt"/>
    </style:style>
    <style:style style:name="T89" style:family="text">
      <style:text-properties style:use-window-font-color="true" style:font-name="Liberation Mono" fo:font-size="11pt" officeooo:rsid="00acafdf" style:font-name-asian="NSimSun1" style:font-size-asian="11pt" style:font-name-complex="Liberation Mono" style:font-size-complex="11pt"/>
    </style:style>
    <style:style style:name="T90" style:family="text">
      <style:text-properties style:use-window-font-color="true" style:font-name="Liberation Mono" fo:font-size="11pt" officeooo:rsid="030883ed" style:font-name-asian="NSimSun1" style:font-size-asian="11pt" style:font-name-complex="Liberation Mono" style:font-size-complex="11pt"/>
    </style:style>
    <style:style style:name="T91" style:family="text">
      <style:text-properties style:use-window-font-color="true" style:font-name="Liberation Mono" fo:font-size="11pt" officeooo:rsid="0383c077" style:font-name-asian="NSimSun1" style:font-size-asian="11pt" style:font-name-complex="Liberation Mono" style:font-size-complex="11pt"/>
    </style:style>
    <style:style style:name="T92" style:family="text">
      <style:text-properties style:use-window-font-color="true" style:font-name="Liberation Mono" fo:font-size="11pt" officeooo:rsid="03855427" style:font-name-asian="NSimSun1" style:font-size-asian="11pt" style:font-name-complex="Liberation Mono" style:font-size-complex="11pt"/>
    </style:style>
    <style:style style:name="T93" style:family="text">
      <style:text-properties style:use-window-font-color="true" style:font-name="Liberation Mono" fo:font-size="11pt" officeooo:rsid="0380a11f" style:font-name-asian="NSimSun1" style:font-size-asian="11pt" style:font-name-complex="Liberation Mono" style:font-size-complex="11pt"/>
    </style:style>
    <style:style style:name="T94" style:family="text">
      <style:text-properties style:use-window-font-color="true" style:font-name="Liberation Mono" fo:font-size="11pt" officeooo:rsid="03935f7e" style:font-name-asian="NSimSun1" style:font-size-asian="11pt" style:font-name-complex="Liberation Mono" style:font-size-complex="11pt"/>
    </style:style>
    <style:style style:name="T95" style:family="text">
      <style:text-properties style:use-window-font-color="true" style:font-name="Liberation Mono" fo:font-size="11pt" officeooo:rsid="0396e7f3" style:font-name-asian="NSimSun1" style:font-size-asian="11pt" style:font-name-complex="Liberation Mono" style:font-size-complex="11pt"/>
    </style:style>
    <style:style style:name="T96" style:family="text">
      <style:text-properties style:use-window-font-color="true" style:font-name="Liberation Mono" fo:font-size="11pt" officeooo:rsid="0398ce6d" style:font-name-asian="NSimSun1" style:font-size-asian="11pt" style:font-name-complex="Liberation Mono" style:font-size-complex="11pt"/>
    </style:style>
    <style:style style:name="T97" style:family="text">
      <style:text-properties officeooo:rsid="019c0c48"/>
    </style:style>
    <style:style style:name="T98" style:family="text">
      <style:text-properties officeooo:rsid="01a3d527"/>
    </style:style>
    <style:style style:name="T99" style:family="text">
      <style:text-properties officeooo:rsid="01aa3f22"/>
    </style:style>
    <style:style style:name="T100" style:family="text">
      <style:text-properties officeooo:rsid="01ad4272"/>
    </style:style>
    <style:style style:name="T101" style:family="text">
      <style:text-properties officeooo:rsid="01bd57ef"/>
    </style:style>
    <style:style style:name="T102" style:family="text">
      <style:text-properties officeooo:rsid="01be5d9a"/>
    </style:style>
    <style:style style:name="T103" style:family="text">
      <style:text-properties officeooo:rsid="01bfbb81"/>
    </style:style>
    <style:style style:name="T104" style:family="text">
      <style:text-properties officeooo:rsid="01c16d17"/>
    </style:style>
    <style:style style:name="T105" style:family="text">
      <style:text-properties officeooo:rsid="01d4ffce"/>
    </style:style>
    <style:style style:name="T106" style:family="text">
      <style:text-properties officeooo:rsid="01d51d3b"/>
    </style:style>
    <style:style style:name="T107" style:family="text">
      <style:text-properties officeooo:rsid="01d781ea"/>
    </style:style>
    <style:style style:name="T108" style:family="text">
      <style:text-properties officeooo:rsid="01dab305"/>
    </style:style>
    <style:style style:name="T109" style:family="text">
      <style:text-properties officeooo:rsid="01ddbc34"/>
    </style:style>
    <style:style style:name="T110" style:family="text">
      <style:text-properties officeooo:rsid="01e00fd3"/>
    </style:style>
    <style:style style:name="T111" style:family="text">
      <style:text-properties officeooo:rsid="01e1eb14"/>
    </style:style>
    <style:style style:name="T112" style:family="text">
      <style:text-properties officeooo:rsid="01e20888"/>
    </style:style>
    <style:style style:name="T113" style:family="text">
      <style:text-properties officeooo:rsid="01e2c268"/>
    </style:style>
    <style:style style:name="T114" style:family="text">
      <style:text-properties officeooo:rsid="01e69f05"/>
    </style:style>
    <style:style style:name="T115" style:family="text">
      <style:text-properties officeooo:rsid="01e7c56e"/>
    </style:style>
    <style:style style:name="T116" style:family="text">
      <style:text-properties officeooo:rsid="01ed2299"/>
    </style:style>
    <style:style style:name="T117" style:family="text">
      <style:text-properties officeooo:rsid="01f165a3"/>
    </style:style>
    <style:style style:name="T118" style:family="text">
      <style:text-properties officeooo:rsid="01f51711"/>
    </style:style>
    <style:style style:name="T119" style:family="text">
      <style:text-properties officeooo:rsid="01f63035"/>
    </style:style>
    <style:style style:name="T120" style:family="text">
      <style:text-properties officeooo:rsid="01fc09d8"/>
    </style:style>
    <style:style style:name="T121" style:family="text">
      <style:text-properties officeooo:rsid="020ff044"/>
    </style:style>
    <style:style style:name="T122" style:family="text">
      <style:text-properties officeooo:rsid="02109651"/>
    </style:style>
    <style:style style:name="T123" style:family="text">
      <style:text-properties officeooo:rsid="02163986"/>
    </style:style>
    <style:style style:name="T124" style:family="text">
      <style:text-properties officeooo:rsid="021a52f0"/>
    </style:style>
    <style:style style:name="T125" style:family="text">
      <style:text-properties officeooo:rsid="021cddca"/>
    </style:style>
    <style:style style:name="T126" style:family="text">
      <style:text-properties officeooo:rsid="021dfa6c"/>
    </style:style>
    <style:style style:name="T127" style:family="text">
      <style:text-properties fo:font-size="11pt" officeooo:rsid="019c0c48" style:font-size-asian="11pt" style:font-size-complex="11pt"/>
    </style:style>
    <style:style style:name="T128" style:family="text">
      <style:text-properties fo:font-size="11pt" officeooo:rsid="03935f7e" style:font-size-asian="11pt" style:font-size-complex="11pt"/>
    </style:style>
    <style:style style:name="T129" style:family="text">
      <style:text-properties officeooo:rsid="02270d27"/>
    </style:style>
    <style:style style:name="T130" style:family="text">
      <style:text-properties officeooo:rsid="02279f5d"/>
    </style:style>
    <style:style style:name="T131" style:family="text">
      <style:text-properties officeooo:rsid="02282323"/>
    </style:style>
    <style:style style:name="T132" style:family="text">
      <style:text-properties officeooo:rsid="010789ee"/>
    </style:style>
    <style:style style:name="T133" style:family="text">
      <style:text-properties officeooo:rsid="022cad00"/>
    </style:style>
    <style:style style:name="T134" style:family="text">
      <style:text-properties officeooo:rsid="02330f50"/>
    </style:style>
    <style:style style:name="T135" style:family="text">
      <style:text-properties officeooo:rsid="02348977"/>
    </style:style>
    <style:style style:name="T136" style:family="text">
      <style:text-properties officeooo:rsid="023e1cfa"/>
    </style:style>
    <style:style style:name="T137" style:family="text">
      <style:text-properties officeooo:rsid="023f64d3"/>
    </style:style>
    <style:style style:name="T138" style:family="text">
      <style:text-properties officeooo:rsid="0246e87a"/>
    </style:style>
    <style:style style:name="T139" style:family="text">
      <style:text-properties officeooo:rsid="024a2949"/>
    </style:style>
    <style:style style:name="T140" style:family="text">
      <style:text-properties officeooo:rsid="024b5d73"/>
    </style:style>
    <style:style style:name="T141" style:family="text">
      <style:text-properties officeooo:rsid="024c99d1"/>
    </style:style>
    <style:style style:name="T142" style:family="text">
      <style:text-properties officeooo:rsid="024d1fc1"/>
    </style:style>
    <style:style style:name="T143" style:family="text">
      <style:text-properties officeooo:rsid="024e1060"/>
    </style:style>
    <style:style style:name="T144" style:family="text">
      <style:text-properties officeooo:rsid="025551d1"/>
    </style:style>
    <style:style style:name="T145" style:family="text">
      <style:text-properties officeooo:rsid="02583260"/>
    </style:style>
    <style:style style:name="T146" style:family="text">
      <style:text-properties officeooo:rsid="026a8346"/>
    </style:style>
    <style:style style:name="T147" style:family="text">
      <style:text-properties officeooo:rsid="026be98f"/>
    </style:style>
    <style:style style:name="T148" style:family="text">
      <style:text-properties officeooo:rsid="026dde78"/>
    </style:style>
    <style:style style:name="T149" style:family="text">
      <style:text-properties officeooo:rsid="027389d3"/>
    </style:style>
    <style:style style:name="T150" style:family="text">
      <style:text-properties officeooo:rsid="02777165"/>
    </style:style>
    <style:style style:name="T151" style:family="text">
      <style:text-properties officeooo:rsid="027d3588"/>
    </style:style>
    <style:style style:name="T152" style:family="text">
      <style:text-properties officeooo:rsid="027dc2ed"/>
    </style:style>
    <style:style style:name="T153" style:family="text">
      <style:text-properties officeooo:rsid="027f1796"/>
    </style:style>
    <style:style style:name="T154" style:family="text">
      <style:text-properties officeooo:rsid="0251ee1b"/>
    </style:style>
    <style:style style:name="T155" style:family="text">
      <style:text-properties officeooo:rsid="02b7df5a"/>
    </style:style>
    <style:style style:name="T156" style:family="text">
      <style:text-properties officeooo:rsid="01a59738"/>
    </style:style>
    <style:style style:name="T157" style:family="text">
      <style:text-properties officeooo:rsid="01b6152f"/>
    </style:style>
    <style:style style:name="T158" style:family="text">
      <style:text-properties officeooo:rsid="02e3b85d"/>
    </style:style>
    <style:style style:name="T159" style:family="text">
      <style:text-properties officeooo:rsid="02e54909"/>
    </style:style>
    <style:style style:name="T160" style:family="text">
      <style:text-properties officeooo:rsid="02f0e4ed"/>
    </style:style>
    <style:style style:name="T161" style:family="text">
      <style:text-properties officeooo:rsid="02fe8a0c"/>
    </style:style>
    <style:style style:name="T162" style:family="text">
      <style:text-properties officeooo:rsid="02ffdec9"/>
    </style:style>
    <style:style style:name="T163" style:family="text">
      <style:text-properties officeooo:rsid="0304a09c"/>
    </style:style>
    <style:style style:name="T164" style:family="text">
      <style:text-properties officeooo:rsid="03052747"/>
    </style:style>
    <style:style style:name="T165" style:family="text">
      <style:text-properties officeooo:rsid="01df58a4"/>
    </style:style>
    <style:style style:name="T166" style:family="text">
      <style:text-properties officeooo:rsid="032227cc"/>
    </style:style>
    <style:style style:name="T167" style:family="text">
      <style:text-properties officeooo:rsid="0323850a"/>
    </style:style>
    <style:style style:name="T168" style:family="text">
      <style:text-properties officeooo:rsid="0325459a"/>
    </style:style>
    <style:style style:name="T169" style:family="text">
      <style:text-properties officeooo:rsid="03276fc8"/>
    </style:style>
    <style:style style:name="T170" style:family="text">
      <style:text-properties officeooo:rsid="01eb3390"/>
    </style:style>
    <style:style style:name="T171" style:family="text">
      <style:text-properties officeooo:rsid="0356bf76"/>
    </style:style>
    <style:style style:name="T172" style:family="text">
      <style:text-properties officeooo:rsid="036f6e2f"/>
    </style:style>
    <style:style style:name="T173" style:family="text">
      <style:text-properties officeooo:rsid="037902e5"/>
    </style:style>
    <style:style style:name="T174" style:family="text">
      <style:text-properties officeooo:rsid="038e0810"/>
    </style:style>
    <style:style style:name="T175" style:family="text">
      <style:text-properties officeooo:rsid="03928795"/>
    </style:style>
    <style:style style:name="T176" style:family="text">
      <style:text-properties officeooo:rsid="03935f7e"/>
    </style:style>
    <style:style style:name="T177" style:family="text">
      <style:text-properties officeooo:rsid="03949733"/>
    </style:style>
    <style:style style:name="T178" style:family="text">
      <style:text-properties officeooo:rsid="0354e6c6"/>
    </style:style>
    <style:style style:name="T179" style:family="text">
      <style:text-properties officeooo:rsid="03a16a77"/>
    </style:style>
    <style:style style:name="T180" style:family="text">
      <style:text-properties officeooo:rsid="0151fb8c"/>
    </style:style>
    <style:style style:name="T181" style:family="text">
      <style:text-properties style:text-position="super 58%" fo:font-style="italic" style:font-style-asian="italic" style:font-style-complex="italic"/>
    </style:style>
    <style:style style:name="T182" style:family="text">
      <style:text-properties officeooo:rsid="03c581c3"/>
    </style:style>
    <style:style style:name="T183" style:family="text">
      <style:text-properties officeooo:rsid="03d040ca"/>
    </style:style>
    <style:style style:name="T184" style:family="text">
      <style:text-properties officeooo:rsid="03d9cb9d"/>
    </style:style>
    <style:style style:name="T185" style:family="text">
      <style:text-properties officeooo:rsid="03da2fc5"/>
    </style:style>
    <style:style style:name="T186" style:family="text">
      <style:text-properties fo:font-size="9pt" fo:font-style="italic" officeooo:rsid="03da2fc5" style:font-style-asian="italic" style:font-style-complex="italic"/>
    </style:style>
    <style:style style:name="T187" style:family="text">
      <style:text-properties officeooo:rsid="03dbd54c"/>
    </style:style>
    <style:style style:name="fr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false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ura"/>
        <text:sequence-decl text:display-outline-level="0" text:name="Tabella"/>
      </text:sequence-decls>
      <text:p text:style-name="Title">Algoritmi per la risoluzione del <text:span text:style-name="T22">TSP</text:span></text:p>
      <text:p text:style-name="Subtitle">Michele Maione<text:note text:id="ftn1" text:note-class="footnote"><text:note-citation>1</text:note-citation><text:note-body><text:p text:style-name="P64">Michele Maione – <text:a xlink:type="simple" xlink:href="mailto:michele.maione@studenti.unimi.it" text:style-name="Internet_20_link" text:visited-style-name="Visited_20_Internet_20_Link">michele.maione@studenti.unimi.it</text:a> – <text:span text:style-name="T183">matricola: </text:span>931468. Ottimizzazione Combinatoria, A/A 2019-2020, Università degli Studi di Milano, via Celoria 18, Milano, Italia.</text:p></text:note-body></text:note></text:p>
      <text:h text:style-name="Heading_20_1" text:outline-level="1">Abstract</text:h>
      <text:p text:style-name="P59"><text:span text:style-name="T44">Ho opportunamente modifica</text:span><text:span text:style-name="T47">to</text:span><text:span text:style-name="T44"> l’algoritmo di programmazione dinamica di Held – Karp</text:span><text:span text:style-name="T57">[</text:span><text:span text:style-name="T58"><text:bookmark-ref text:reference-format="number" text:ref-name="__RefNumPara__3045_3829942771">3</text:bookmark-ref></text:span><text:span text:style-name="T57">]</text:span><text:span text:style-name="T44"> per risparmiare memoria. Tramite l’uso di </text:span><text:span text:style-name="T59">un’opportuna codifica per i sotto-percorsi, l’uso di </text:span><text:span text:style-name="T44">alberi </text:span><text:span text:style-name="T60">di ricerca</text:span><text:span text:style-name="T44"> </text:span><text:span text:style-name="T59">come contenitori</text:span><text:span text:style-name="T44"> e generando i sotto-percorsi in un determinato ordine, </text:span><text:span text:style-name="T62">riuscendo a</text:span><text:span text:style-name="T44"> liberare </text:span><text:span text:style-name="T62">circa </text:span><text:span text:style-name="T48">il 15% </text:span><text:span text:style-name="T62">della </text:span><text:span text:style-name="T44">memoria durante l’esecuzione</text:span><text:span text:style-name="T43">. </text:span><text:span text:style-name="T45">Il risparmio di memoria si traduce in una maggiore velocità </text:span><text:span text:style-name="T46">di esecuzione fisica </text:span><text:span text:style-name="T45">(per via del paging) e in un aumento del massimo numero di nodi elaborabili.</text:span></text:p>
      <text:p text:style-name="P52"><text:span text:style-name="T45">H</text:span><text:span text:style-name="T50">o implementato </text:span><text:span text:style-name="T54">gli </text:span><text:span text:style-name="T50">algoritm</text:span><text:span text:style-name="T54">i</text:span><text:span text:style-name="T50"> </text:span><text:span text:style-name="T49">di approssimazione</text:span><text:span text:style-name="T50"> di </text:span><text:span text:style-name="T53">Held</text:span><text:span text:style-name="T52"> – </text:span><text:span text:style-name="T53">Karp </text:span><text:span text:style-name="T56">con rilassamento lagrangiano</text:span><text:span text:style-name="T58">[</text:span><text:span text:style-name="T58"><text:bookmark-ref text:reference-format="number" text:ref-name="__RefNumPara__3047_3829942771">4</text:bookmark-ref></text:span><text:span text:style-name="T58">]</text:span><text:span text:style-name="T56">,</text:span><text:span text:style-name="T53"> </text:span><text:span text:style-name="T54">di</text:span><text:span text:style-name="T53"> </text:span><text:span text:style-name="T50">Christofides</text:span><text:span text:style-name="T57">[</text:span><text:span text:style-name="T58"><text:bookmark-ref text:reference-format="number" text:ref-name="__RefNumPara__3049_3829942771">6</text:bookmark-ref></text:span><text:span text:style-name="T57">] </text:span><text:span text:style-name="T61">(1,5-approssimato)</text:span><text:span text:style-name="T50">, </text:span><text:span text:style-name="T55">di Volgenant – Jonker</text:span><text:span text:style-name="T57">[</text:span><text:span text:style-name="T58"><text:bookmark-ref text:reference-format="number" text:ref-name="__RefNumPara__3051_3829942771">5</text:bookmark-ref></text:span><text:span text:style-name="T57">]</text:span><text:span text:style-name="T55"> (</text:span><text:span text:style-name="T56">solo la parte di rilassamento</text:span><text:span text:style-name="T55">)</text:span><text:span text:style-name="T50"> </text:span><text:span text:style-name="T55">e</text:span><text:span text:style-name="T51"> un algoritmo 2-approssimato</text:span><text:span text:style-name="T50"> per il TSP euclideo</text:span><text:span text:style-name="T58">[</text:span><text:span text:style-name="T58"><text:bookmark-ref text:reference-format="number" text:ref-name="__RefNumPara__3053_3829942771">1</text:bookmark-ref></text:span><text:span text:style-name="T58">]</text:span><text:span text:style-name="T44">.</text:span></text:p>
      <text:h text:style-name="P66" text:outline-level="1">Introduzione</text:h>
      <text:p text:style-name="P1"><text:span text:style-name="T65">Il problema del commesso viaggiatore </text:span><text:span text:style-name="T68">(TSP, Traveling Salesman Problem) </text:span><text:span text:style-name="T70">è trovare il percorso minimo passante per un insieme di città, tale che, si passi una ed una sola volta per la stessa città, e si ritorni alla città di partenza. </text:span><text:span text:style-name="T71">O</text:span><text:span text:style-name="T65">rigina</text:span><text:span text:style-name="T71">riamente</text:span><text:span text:style-name="T65">, il problema era trovare il tour più breve di tutte le capitali degli Stati Uniti.</text:span></text:p>
      <text:p text:style-name="P2"><text:span text:style-name="T70">Matematicam</text:span>ente può essere rappresentato come un grafo pesato. Se il grafo è diretto allora il TSP è definito asimmetrico. Lo scopo consiste nel trovare un ciclo hamiltoniano a costo minimo sul grafo, questo <text:s/>è un problema NP-completo, e viene quindi, principalmente, calcolato tramite approssimazione.</text:p>
      <text:p text:style-name="P79">Ad ogni arco del grafo <text:span text:style-name="T32">G = (V, E)</text:span> è associato un peso c, e una variabile booleana x che indica se l’arco appartiene al percorso. La formulazione mat<text:span text:style-name="T72">ematica del </text:span><text:span text:style-name="T180">problema </text:span><text:span text:style-name="T72">è:</text:span></text:p>
      <table:table table:name="Table6" table:style-name="Table6">
        <table:table-column table:style-name="Table6.A"/>
        <table:table-column table:style-name="Table6.B"/>
        <table:table-row>
          <table:table-cell office:value-type="string">
            <text:p text:style-name="P6"><draw:frame draw:style-name="fr2" draw:name="Object27" text:anchor-type="as-char" svg:y="-0.432cm" svg:width="2.3cm" svg:height="0.861cm" draw:z-index="0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4"><draw:frame draw:style-name="fr2" draw:name="Object30" text:anchor-type="as-char" svg:y="-0.377cm" svg:width="1.065cm" svg:height="0.467cm" draw:z-index="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office:value-type="string">
            <text:p text:style-name="P32"/>
          </table:table-cell>
        </table:table-row>
        <table:table-row>
          <table:table-cell office:value-type="string">
            <text:p text:style-name="P7"><draw:frame draw:style-name="fr2" draw:name="Object34" text:anchor-type="as-char" svg:y="-0.432cm" svg:width="1.707cm" svg:height="0.861cm" draw:z-index="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</table:table-cell>
          <table:table-cell office:value-type="string">
            <text:p text:style-name="P34"><draw:frame draw:style-name="fr2" draw:name="Object29" text:anchor-type="as-char" svg:y="-0.386cm" svg:width="1.794cm" svg:height="0.506cm" draw:z-index="3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7"><draw:frame draw:style-name="fr2" draw:name="Object33" text:anchor-type="as-char" svg:y="-0.432cm" svg:width="2.769cm" svg:height="0.884cm" draw:z-index="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</table:table-cell>
          <table:table-cell office:value-type="string">
            <text:p text:style-name="P33"><draw:frame draw:style-name="fr2" draw:name="Object28" text:anchor-type="as-char" svg:y="-0.386cm" svg:width="3.039cm" svg:height="0.506cm" draw:z-index="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9"><draw:frame draw:style-name="fr2" draw:name="Object31" text:anchor-type="as-char" svg:y="-0.377cm" svg:width="1.753cm" svg:height="0.531cm" draw:z-index="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  <table:table-cell office:value-type="string">
            <text:p text:style-name="P37"><draw:frame draw:style-name="fr2" draw:name="Object32" text:anchor-type="as-char" svg:y="-0.386cm" svg:width="1.794cm" svg:height="0.506cm" draw:z-index="7"><draw:object xlink:href="./Object 32" xlink:type="simple" xlink:show="embed" xlink:actuate="onLoad"/><draw:image xlink:href="./ObjectReplacements/Object 32" xlink:type="simple" xlink:show="embed" xlink:actuate="onLoad"/><svg:desc>formula</svg:desc></draw:frame></text:p>
          </table:table-cell>
        </table:table-row>
      </table:table>
      <text:h text:style-name="Heading_20_1" text:outline-level="1">Algoritmo D.P. di Held – Karp</text:h>
      <text:p text:style-name="P17"><text:span text:style-name="T66">L'algoritmo</text:span> Held – Karp, <text:span text:style-name="T66">è un algoritmo di programmazione dinamica proposto nel 1962 per risolvere il TSP. </text:span><text:span text:style-name="T69">L’algoritmo si basa su una proprietà del TSP: o</text:span><text:span text:style-name="T66">gni </text:span><text:span text:style-name="T73">sotto-percorso</text:span><text:span text:style-name="T66"> di un percorso di minima distanza è esso stesso di minima distanza; </text:span><text:span text:style-name="T69">quindi</text:span><text:span text:style-name="T66"> </text:span><text:span text:style-name="T69">c</text:span><text:span text:style-name="T66">alcola le soluzioni di tutti i </text:span><text:span text:style-name="T73">sotto-problemi</text:span><text:span text:style-name="T66"> </text:span><text:span text:style-name="T69">partendo</text:span><text:span text:style-name="T66"> dal più piccolo. </text:span><text:span text:style-name="T166">Non potendo con</text:span>oscere quali sotto-problemi risolvere, di fatto devono essere risolti tutti. L’algoritmo ha una complessità temporale <text:span text:style-name="T32">O(2</text:span><text:span text:style-name="T181">n</text:span><text:span text:style-name="T32">⋅n</text:span><text:span text:style-name="T181">2</text:span><text:span text:style-name="T32">)</text:span> e una complessità spaziale di <text:span text:style-name="T32">O(2</text:span><text:span text:style-name="T181">n</text:span><text:span text:style-name="T32">⋅√n)</text:span>.</text:p>
      <text:h text:style-name="Heading_20_2" text:outline-level="2">Ottimizzazione</text:h>
      <text:p text:style-name="P63"><text:span text:style-name="T31">Ci sono due ottimizzazioni spaziali che possono essere fatte </text:span><text:span text:style-name="T42">durante l’esecuzione</text:span><text:span text:style-name="T31">:</text:span></text:p>
      <text:list xml:id="list2412576800" text:style-name="L1">
        <text:list-item>
          <text:p text:style-name="P82"><text:span text:style-name="T31">Alla fine dell’elaborazione di una cardinalità </text:span><text:span text:style-name="T33">s</text:span><text:span text:style-name="T31">, si </text:span>possono eliminare gli elementi della cardinalità <text:span text:style-name="T32">s – 2</text:span>, portando l’algoritmo ad una complessità spaziale da <text:span text:style-name="T32">O(2</text:span><text:span text:style-name="T181">n</text:span><text:span text:style-name="T32">⋅n)</text:span> a <text:span text:style-name="T32">O(2</text:span><text:span text:style-name="T181">n</text:span><text:span text:style-name="T32">⋅√n)</text:span>;</text:p>
        </text:list-item>
        <text:list-item>
          <text:p text:style-name="P83"><text:span text:style-name="T37">Prima</text:span><text:span text:style-name="T31"> dell’elaborazione di un set, si possono eliminare gli elementi </text:span><text:span text:style-name="T37">appartenenti alla </text:span><text:span text:style-name="T31">cardinalità </text:span><text:span text:style-name="T33">s – 1</text:span><text:span text:style-name="T31">, </text:span><text:span text:style-name="T37">che hanno il primo elemento </text:span><text:span text:style-name="T41">minore</text:span><text:span text:style-name="T37"> dal primo elemento del set attuale</text:span><text:span text:style-name="T38">, </text:span><text:span text:style-name="T158">riducendo del 15% la memoria utilizzata</text:span><text:span text:style-name="T37">.</text:span></text:p>
        </text:list-item>
      </text:list>
      <text:p text:style-name="P60"><text:span text:style-name="T167">Nella</text:span><text:span text:style-name="T37"> </text:span><text:span text:style-name="T167">seguente </text:span><text:span text:style-name="T37">tabella </text:span><text:span text:style-name="T39">di esempio </text:span><text:span text:style-name="T67">di 5 nodi,</text:span><text:span text:style-name="T37"> ho </text:span><text:span text:style-name="T167">evidenziato con </text:span><text:span text:style-name="T37">color</text:span><text:span text:style-name="T167">i diversi</text:span><text:span text:style-name="T37"> i </text:span>set di nodi <text:span text:style-name="T37">che dipendono tra di loro. Resta il fatto che </text:span><text:span text:style-name="T169">la dipendenza è relativa</text:span><text:span text:style-name="T37"> solo </text:span><text:span text:style-name="T169">a</text:span><text:span text:style-name="T37">lla cardinalità precedente.</text:span></text:p>
      <table:table table:name="Table1" table:style-name="Table1" table:template-name="Default Style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50">Cardinalità</text:p>
          </table:table-cell>
          <table:table-cell table:style-name="Table1.B1" office:value-type="string">
            <text:p text:style-name="P49">Set</text:p>
          </table:table-cell>
        </table:table-row>
        <table:table-row>
          <table:table-cell table:style-name="Table1.A4" office:value-type="string">
            <text:p text:style-name="P30">1</text:p>
          </table:table-cell>
          <table:table-cell table:style-name="Table1.B2" office:value-type="string">
            <text:p text:style-name="P31"><text:span text:style-name="T23">{1},</text:span> <text:span text:style-name="T26">{2}</text:span>, <text:span text:style-name="T25">{3}</text:span>, <text:span text:style-name="T29">{4}</text:span>, <text:span text:style-name="T30">{5}</text:span></text:p>
          </table:table-cell>
        </table:table-row>
        <table:table-row>
          <table:table-cell table:style-name="Table1.A3" office:value-type="string">
            <text:p text:style-name="P30">2</text:p>
          </table:table-cell>
          <table:table-cell table:style-name="Table1.B3" office:value-type="string">
            <text:p text:style-name="P31"><text:span text:style-name="T23">{1,2}, {1,3}, {1,4}, {1,5},</text:span> <text:span text:style-name="T24">{2,3}, {2,4}, {2,5},</text:span> <text:span text:style-name="T25">{3,4}, {3,5}, </text:span><text:span text:style-name="T29">{4,5}</text:span></text:p>
          </table:table-cell>
        </table:table-row>
        <table:table-row>
          <table:table-cell table:style-name="Table1.A4" office:value-type="string">
            <text:p text:style-name="P30">3</text:p>
          </table:table-cell>
          <table:table-cell table:style-name="Table1.B4" office:value-type="string">
            <text:p text:style-name="P31"><text:span text:style-name="T23">{1,2,3}, {1,2,4}, {1,2,5}, {1,3,4}, {1,3,5}, {1,4,5},</text:span> <text:span text:style-name="T24">{2,3,4}, {2,3,5}, {2,4,5},</text:span> <text:span text:style-name="T25">{3,4,5}</text:span></text:p>
          </table:table-cell>
        </table:table-row>
        <table:table-row>
          <table:table-cell table:style-name="Table1.A3" office:value-type="string">
            <text:p text:style-name="P30">4</text:p>
          </table:table-cell>
          <table:table-cell table:style-name="Table1.B3" office:value-type="string">
            <text:p text:style-name="P31"><text:span text:style-name="T23">{1,2,3,4}, {1,2,3,5}, {1,2,4,5}, {1,3,4,5},</text:span> <text:span text:style-name="T26">{2,3,4,5}</text:span></text:p>
          </table:table-cell>
        </table:table-row>
        <table:table-row>
          <table:table-cell table:style-name="Table1.A6" office:value-type="string">
            <text:p text:style-name="P30">5</text:p>
          </table:table-cell>
          <table:table-cell table:style-name="Table1.B6" office:value-type="string">
            <text:p text:style-name="P39">{1,2,3,4,5}</text:p>
          </table:table-cell>
        </table:table-row>
      </table:table>
      <text:h text:style-name="Heading_20_1" text:outline-level="1">Algoritmo di Christofides</text:h>
      <text:p text:style-name="Text_20_body">L'algoritmo Christofides<text:span text:style-name="T160">[</text:span><text:span text:style-name="T160"><text:bookmark-ref text:reference-format="number" text:ref-name="__RefNumPara__3049_3829942771">6</text:bookmark-ref></text:span><text:span text:style-name="T160">]</text:span> è un algoritmo del 1976 per trovare soluzioni approssimative al problema del <text:span text:style-name="T98">TSP</text:span> euclideo. È un algoritmo di approssimazione che garantisce un fattore 3/2 <text:span text:style-name="T98">sulla soluzione ottima</text:span>. <text:span text:style-name="T105">L</text:span>'algoritmo <text:span text:style-name="T105">esegue i seguenti passi:</text:span></text:p>
      <text:list xml:id="list3272816750" text:style-name="L2">
        <text:list-item>
          <text:p text:style-name="P86">T = albero ricoprente minimo del grafo G;</text:p>
        </text:list-item>
        <text:list-item>
          <text:p text:style-name="P84">O <text:span text:style-name="T106">= </text:span>insieme d<text:span text:style-name="T106">ei</text:span> <text:span text:style-name="T106">nodi</text:span> con grado dispari in T;</text:p>
        </text:list-item>
        <text:list-item>
          <text:p text:style-name="P87">S = <text:span text:style-name="T176">s</text:span>otto-grafo indotto di G usando i nodi in O;</text:p>
        </text:list-item>
        <text:list-item>
          <text:p text:style-name="P84">M <text:span text:style-name="T106">= accoppiamento perfetto </text:span>di peso minimo <text:span text:style-name="T108">su </text:span><text:span text:style-name="T175">S;</text:span></text:p>
        </text:list-item>
        <text:list-item>
          <text:p text:style-name="P84"><text:span text:style-name="T107">H = </text:span><text:span text:style-name="T117">multi-grafo</text:span><text:span text:style-name="T107"> connesso formato dagli archi</text:span> di <text:span text:style-name="T177">T</text:span> e <text:span text:style-name="T177">M</text:span>;</text:p>
        </text:list-item>
        <text:list-item>
          <text:p text:style-name="P84"><text:span text:style-name="T106">C = </text:span><text:span text:style-name="T117">circuito</text:span><text:span text:style-name="T106"> euleriano su </text:span>H;</text:p>
        </text:list-item>
        <text:list-item>
          <text:p text:style-name="P85"><text:span text:style-name="T109">Z =</text:span><text:span text:style-name="T107"> circuito hamiltoniano da C, saltando i vertici ripetuti.</text:span></text:p>
        </text:list-item>
      </text:list>
      <text:p text:style-name="P58">Z sarà la soluzione del TSP.</text:p>
      <text:h text:style-name="Heading_20_2" text:outline-level="2">Implementazione</text:h>
      <text:p text:style-name="P57"><text:span text:style-name="T155">G</text:span><text:span text:style-name="T156">li algoritmi interni </text:span><text:span text:style-name="T155">utilizzati sono:</text:span></text:p>
      <text:list xml:id="list2923490598" text:style-name="L3">
        <text:list-item>
          <text:p text:style-name="P72">MST: <text:span text:style-name="T110">uso l’algoritmo di P</text:span>rim <text:span text:style-name="T32">O(E⋅㏒V)</text:span><text:span text:style-name="T110">;</text:span></text:p>
        </text:list-item>
        <text:list-item>
          <text:p text:style-name="P72">OddVertices: <text:span text:style-name="T110">creo un vettore di vertici di grado</text:span> dispari <text:span text:style-name="T32">O(V)</text:span>;</text:p>
        </text:list-item>
        <text:list-item>
          <text:p text:style-name="P73">PerfectMatching: <text:span text:style-name="T110">ho </text:span><text:span text:style-name="T111">utilizzato</text:span><text:span text:style-name="T110"> </text:span><text:span text:style-name="T173">l’</text:span><text:span text:style-name="T110">algoritmo </text:span><text:span text:style-name="T173">di Edmonds</text:span><text:span text:style-name="T159">[</text:span><text:span text:style-name="T159"><text:bookmark-ref text:reference-format="number" text:ref-name="__RefNumPara__3323_1941675288">7</text:bookmark-ref></text:span><text:span text:style-name="T159">]</text:span><text:span text:style-name="T110"> per calcolare l’accoppiamento perfetto pesato, </text:span><text:span text:style-name="T120">esegui</text:span>to in <text:span text:style-name="T32">O(V</text:span><text:span text:style-name="T181">2</text:span><text:span text:style-name="T32">⋅E)</text:span>;</text:p>
        </text:list-item>
        <text:list-item>
          <text:p text:style-name="P74"><text:span text:style-name="T165">Hamiltonian: </text:span><text:span text:style-name="T118">trovo un circuito euleriano </text:span><text:span text:style-name="T174">e </text:span><text:span text:style-name="T163">lo trasformo in un </text:span><text:span text:style-name="T164">circuito</text:span><text:span text:style-name="T163"> hamiltonian</text:span>o <text:span text:style-name="T32">O(E)</text:span>.</text:p>
        </text:list-item>
      </text:list>
      <text:h text:style-name="Heading_20_1" text:outline-level="1">Algoritmi con rilassamento lagrangiano</text:h>
      <text:p text:style-name="P61"><text:span text:style-name="T147">Gli </text:span><text:span text:style-name="T134">algoritm</text:span><text:span text:style-name="T147">i branch and bound con rilassamento lagrangiano di Held – Karp</text:span><text:span text:style-name="T160">[</text:span><text:span text:style-name="T160"><text:bookmark-ref text:reference-format="number" text:ref-name="__RefNumPara__3047_3829942771">4</text:bookmark-ref></text:span><text:span text:style-name="T160">]</text:span><text:span text:style-name="T147"> e Volgenant – Jonker</text:span><text:span text:style-name="T160">[</text:span><text:span text:style-name="T160"><text:bookmark-ref text:reference-format="number" text:ref-name="__RefNumPara__3051_3829942771">5</text:bookmark-ref></text:span><text:span text:style-name="T160">]</text:span><text:span text:style-name="T147">,</text:span><text:span text:style-name="T134"> </text:span><text:span text:style-name="T147">risalgono rispettivamente al 1969 e al</text:span> <text:span text:style-name="T134">1980.</text:span> <text:span text:style-name="T134">Si basa</text:span><text:span text:style-name="T147">no</text:span><text:span text:style-name="T134"> sul concetto che un ciclo hamiltoniano è un </text:span><text:span text:style-name="T151">1</text:span><text:span text:style-name="T134">-albero in cui ogni vertice ha grado uguale a 2. </text:span><text:span text:style-name="T135">Il costo di un ciclo hamiltoniano su un grafo connesso e non diretto è maggiore del costo minimo di </text:span><text:span text:style-name="T136">1</text:span><text:span text:style-name="T135">-albero su quel grafo. Dato un tour ottimo</text:span><text:span text:style-name="T135"><draw:frame draw:style-name="fr3" draw:name="Object20" text:anchor-type="as-char" svg:y="-0.437cm" svg:width="0.836cm" svg:height="0.527cm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35">e un </text:span><text:span text:style-name="T136">1</text:span><text:span text:style-name="T135">-albero</text:span><text:span text:style-name="T27"><draw:frame draw:style-name="fr3" draw:name="Object21" text:anchor-type="as-char" svg:y="-0.377cm" svg:width="0.482cm" svg:height="0.467cm" draw:z-index="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35">, si ha:</text:span><text:span text:style-name="T135"><draw:frame draw:style-name="fr3" draw:name="Object19" text:anchor-type="as-char" svg:y="-0.437cm" svg:width="3.581cm" svg:height="0.557cm" draw:z-index="1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05">. <text:s/>Il rilassamento lagrangiano tenta di migliorare il bound eliminando una parte dei vincoli dal problema originale, inserendoli nella funzione obiettivo. In questo caso si eliminano i vincoli di grado sui verti</text:span><text:span text:style-name="T138">ci</text:span><text:span text:style-name="T27"><draw:frame draw:style-name="fr3" draw:name="Object25" text:anchor-type="as-char" svg:y="-0.379cm" svg:width="1.729cm" svg:height="0.492cm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05">, </text:span><text:span text:style-name="T137">inserendoli nella funzione obiettivo come somma pesata secondo dei moltiplicatori lagrangiani</text:span><text:span text:style-name="T137"><draw:frame draw:style-name="fr3" draw:name="Object24" text:anchor-type="as-char" svg:y="-0.377cm" svg:width="0.501cm" svg:height="0.531cm" draw:z-index="12"><draw:object xlink:href="./Object 24" xlink:type="simple" xlink:show="embed" xlink:actuate="onLoad"/><draw:image xlink:href="./ObjectReplacements/Object 24" xlink:type="simple" xlink:show="embed" xlink:actuate="onLoad"/></draw:frame></text:span><text:span text:style-name="T137">. </text:span><text:span text:style-name="T168">N</text:span><text:span text:style-name="T138">ella tabella successiva è possibile notare </text:span><text:span text:style-name="T168">che</text:span><text:span text:style-name="T138"> tutti i vincoli del problema corrispondono al modello matematico di un </text:span><text:span text:style-name="T151">1</text:span><text:span text:style-name="T138">-albero. </text:span><text:span text:style-name="T139">Le soluzioni del problema lagrangiano sono tutti gli </text:span><text:span text:style-name="T151">1</text:span><text:span text:style-name="T148">-</text:span><text:span text:style-name="T139">alberi del grafo.</text:span></text:p>
      <table:table table:name="Table11" table:style-name="Table11">
        <table:table-column table:style-name="Table11.A"/>
        <table:table-column table:style-name="Table11.B"/>
        <table:table-row>
          <table:table-cell table:number-columns-spanned="2" office:value-type="string">
            <text:p text:style-name="P11"><draw:frame draw:style-name="fr2" draw:name="Object18" text:anchor-type="as-char" svg:y="-0.432cm" svg:width="7.936cm" svg:height="0.884cm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covered-table-cell/>
        </table:table-row>
        <table:table-row>
          <table:table-cell office:value-type="string">
            <text:p text:style-name="P5"><draw:frame draw:style-name="fr2" draw:name="Object13" text:anchor-type="as-char" svg:y="-0.377cm" svg:width="1.065cm" svg:height="0.467cm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office:value-type="string">
            <text:p text:style-name="P36"/>
          </table:table-cell>
        </table:table-row>
        <table:table-row>
          <table:table-cell office:value-type="string">
            <text:p text:style-name="P3"><draw:frame draw:style-name="fr2" draw:name="Object14" text:anchor-type="as-char" svg:y="-0.432cm" svg:width="1.729cm" svg:height="0.861cm" draw:z-index="1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office:value-type="string">
            <text:p text:style-name="P35"/>
          </table:table-cell>
        </table:table-row>
        <table:table-row>
          <table:table-cell office:value-type="string">
            <text:p text:style-name="P8"><draw:frame draw:style-name="fr2" draw:name="Object15" text:anchor-type="as-char" svg:y="-0.432cm" svg:width="2.769cm" svg:height="0.884cm" draw:z-index="1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  <table:table-cell office:value-type="string">
            <text:p text:style-name="P14"><draw:frame draw:style-name="fr3" draw:name="Object12" text:anchor-type="as-char" svg:y="-0.386cm" svg:width="4.17cm" svg:height="0.506cm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</table:table-row>
        <table:table-row>
          <table:table-cell office:value-type="string">
            <text:p text:style-name="P10"><draw:frame draw:style-name="fr2" draw:name="Object17" text:anchor-type="as-char" svg:y="-0.377cm" svg:width="1.753cm" svg:height="0.531cm" draw:z-index="2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office:value-type="string">
            <text:p text:style-name="P38"><draw:frame draw:style-name="fr1" draw:name="Object11" text:anchor-type="as-char" svg:y="-0.386cm" svg:width="1.794cm" svg:height="0.506cm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</table:table-row>
      </table:table>
      <text:p text:style-name="P62"><text:span text:style-name="T140">Il valore</text:span><text:span text:style-name="T140"><draw:frame draw:style-name="fr1" draw:name="Object22" text:anchor-type="as-char" svg:y="-0.386cm" svg:width="1.035cm" svg:height="0.506cm" draw:z-index="1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41">costituisce un lower bound. Quindi per ottenere un buon lower bound si può cercare di massimizzare</text:span><text:span text:style-name="T28"><draw:frame draw:style-name="fr1" draw:name="Object23" text:anchor-type="as-char" svg:y="-0.39cm" svg:width="1.035cm" svg:height="0.506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41">. </text:span><text:span text:style-name="T142">Questa massimizzazione viene effettuata con il metodo del sub-gradiente.</text:span></text:p>
      <text:h text:style-name="Heading_20_2" text:outline-level="2">Metodo del sub-gradiente</text:h>
      <text:p text:style-name="P90"><text:span text:style-name="T154">Sia Held – Karp che Volgenant – Jonker propongono una serie di equazioni per il calcolo </text:span><text:span text:style-name="T172">di una</text:span><text:span text:style-name="T143"> successione di</text:span><text:span text:style-name="T143"><draw:frame draw:style-name="fr1" draw:name="Object7" text:anchor-type="as-char" svg:y="-0.377cm" svg:width="0.501cm" svg:height="0.531cm" draw:z-index="15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43">secondo l</text:span><text:span text:style-name="T172">e</text:span><text:span text:style-name="T143"> seguente regol</text:span><text:span text:style-name="T172">e euristiche, </text:span><text:span text:style-name="T144">tra loro differenti che cambiano leggermente i valori restituiti ma non l’algoritmo. </text:span><text:span text:style-name="T179">Il parametro </text:span><text:span text:style-name="T34">α = 2</text:span><text:span text:style-name="T171"> decresce durante l’esecuzione, </text:span><text:span text:style-name="T35">M</text:span><text:span text:style-name="T178"> </text:span><text:span text:style-name="T179">è il </text:span><text:span text:style-name="T178">numero massimo di iterazioni.</text:span></text:p>
      <text:p text:style-name="P81"><text:soft-page-break/>Tabella <text:sequence text:ref-name="refTabella0" text:name="Tabella" text:formula="ooow:Tabella+1" style:num-format="1">1</text:sequence>: Held – Karp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Object4" text:anchor-type="as-char" svg:y="-0.437cm" svg:width="3.524cm" svg:height="0.591cm" draw:z-index="2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><draw:frame draw:style-name="fr1" draw:name="Object6" text:anchor-type="as-char" svg:y="-0.377cm" svg:width="1.914cm" svg:height="0.531cm" draw:z-index="2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3.A1" office:value-type="string">
            <text:p text:style-name="Table_20_Contents"><draw:frame draw:style-name="fr1" draw:name="Object5" text:anchor-type="as-char" svg:y="-0.711cm" svg:width="3.51cm" svg:height="1.485cm" draw:z-index="2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81">Tabella <text:sequence text:ref-name="refTabella1" text:name="Tabella" text:formula="ooow:Tabella+1" style:num-format="1">2</text:sequence>: Volgenant – Jonker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<draw:frame draw:style-name="fr1" draw:name="Object36" text:anchor-type="as-char" svg:y="-0.437cm" svg:width="7.168cm" svg:height="0.591cm" draw:z-index="2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><draw:frame draw:style-name="fr1" draw:name="Object2" text:anchor-type="as-char" svg:y="-0.377cm" svg:width="1.914cm" svg:height="0.531cm" draw:z-index="2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10.A1" office:value-type="string">
            <text:p text:style-name="Table_20_Contents"><draw:frame draw:style-name="fr1" draw:name="Object1" text:anchor-type="as-char" svg:y="-0.711cm" svg:width="6.031cm" svg:height="1.127cm" draw:z-index="27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0.A1" office:value-type="string">
            <text:p text:style-name="Table_20_Contents"/>
          </table:table-cell>
        </table:table-row>
      </table:table>
      <text:h text:style-name="Heading_20_1" text:outline-level="1">Algoritmo 2-approssimato (Cormen)</text:h>
      <text:p text:style-name="P56">L'<text:span text:style-name="T125">altro algoritmo</text:span><text:span text:style-name="T121"> </text:span><text:span text:style-name="T125">che ho codificato </text:span><text:span text:style-name="T121">è un 2-approssimato </text:span><text:span text:style-name="T126">che viene eseguito in</text:span><text:span text:style-name="T122"> </text:span><text:span text:style-name="T32">Θ(V²)</text:span><text:span text:style-name="T121">.</text:span> <text:span text:style-name="T105">L</text:span>'algoritmo <text:span text:style-name="T105">esegue i seguenti passi:</text:span></text:p>
      <text:list xml:id="list612304545" text:style-name="L4">
        <text:list-item>
          <text:p text:style-name="P88">Seleziona un vertice r come radice;</text:p>
        </text:list-item>
        <text:list-item>
          <text:p text:style-name="P88">Usa l’algoritmo di Prim per calcolare un albero di connessione minimo T;</text:p>
        </text:list-item>
        <text:list-item>
          <text:p text:style-name="P88">Sia H una lista di vertice, ordinata in base a quando un vertice viene visitato per primo in un attraversamento anticipato di T;</text:p>
        </text:list-item>
        <text:list-item>
          <text:p text:style-name="P88">Ritorna il ciclo hamiltoniano da H.</text:p>
        </text:list-item>
      </text:list>
      <text:h text:style-name="Heading_20_1" text:outline-level="1">Risultati ottenuti</text:h>
      <text:p text:style-name="P12"><text:span text:style-name="T100">Ho testato su varie </text:span><text:span text:style-name="T116">istanze</text:span><text:span text:style-name="T100"> di grafi euclidei </text:span><text:span text:style-name="T116">casuali</text:span><text:span text:style-name="T100">, </text:span><text:span text:style-name="T123">l</text:span><text:span text:style-name="T100">’errore medio </text:span><text:span text:style-name="T123">per l’algoritmo di Christofides </text:span><text:span text:style-name="T100">è comunque sotto il fattore massimo 3/2</text:span><text:span text:style-name="T74">.</text:span></text:p>
      <table:table table:name="Table7" table:style-name="Table7" table:template-name="Default Style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rows-spanned="2" office:value-type="string">
            <text:p text:style-name="P40">Nodi</text:p>
          </table:table-cell>
          <table:table-cell table:style-name="Table7.B1" table:number-columns-spanned="3" office:value-type="string">
            <text:p text:style-name="P44">Errore medio</text:p>
          </table:table-cell>
          <table:covered-table-cell/>
          <table:covered-table-cell/>
        </table:table-row>
        <table:table-row>
          <table:covered-table-cell/>
          <table:table-cell table:style-name="Table7.B2" office:value-type="string">
            <text:p text:style-name="P43">Christofides</text:p>
          </table:table-cell>
          <table:table-cell table:style-name="Table7.C2" office:value-type="string">
            <text:p text:style-name="P41">Held – Karp</text:p>
          </table:table-cell>
          <table:table-cell table:style-name="Table7.D2" office:value-type="string">
            <text:p text:style-name="P42"><text:span text:style-name="T121">2-</text:span>approssimato</text:p>
          </table:table-cell>
        </table:table-row>
        <table:table-row>
          <table:table-cell table:style-name="Table7.A5" office:value-type="string">
            <text:p text:style-name="P18">4</text:p>
          </table:table-cell>
          <table:table-cell table:style-name="Table7.B5" office:value-type="string">
            <text:p text:style-name="P18"><text:span text:style-name="T129">1,</text:span><text:span text:style-name="T145">00</text:span>%</text:p>
          </table:table-cell>
          <table:table-cell table:style-name="Table7.C5" office:value-type="string">
            <text:p text:style-name="P29">0,00%</text:p>
          </table:table-cell>
          <table:table-cell table:style-name="Table7.D3" office:value-type="string">
            <text:p text:style-name="P19"><text:span text:style-name="T130">1,</text:span><text:span text:style-name="T145">00</text:span>%</text:p>
          </table:table-cell>
        </table:table-row>
        <table:table-row>
          <table:table-cell table:style-name="Table7.A4" office:value-type="string">
            <text:p text:style-name="P26">6</text:p>
          </table:table-cell>
          <table:table-cell table:style-name="Table7.B4" office:value-type="string">
            <text:p text:style-name="P26">4,<text:span text:style-name="T129">5</text:span><text:span text:style-name="T145">0</text:span>%</text:p>
          </table:table-cell>
          <table:table-cell table:style-name="Table7.C4" office:value-type="string">
            <text:p text:style-name="P29">0,00%</text:p>
          </table:table-cell>
          <table:table-cell table:style-name="Table7.D4" office:value-type="string">
            <text:p text:style-name="P27"><text:span text:style-name="T130">18,39</text:span>%</text:p>
          </table:table-cell>
        </table:table-row>
        <table:table-row>
          <table:table-cell table:style-name="Table7.A5" office:value-type="string">
            <text:p text:style-name="P18">10</text:p>
          </table:table-cell>
          <table:table-cell table:style-name="Table7.B5" office:value-type="string">
            <text:p text:style-name="P18"><text:span text:style-name="T129">1</text:span>,<text:span text:style-name="T129">67</text:span>%</text:p>
          </table:table-cell>
          <table:table-cell table:style-name="Table7.C5" office:value-type="string">
            <text:p text:style-name="P29">0,00%</text:p>
          </table:table-cell>
          <table:table-cell table:style-name="Table7.D5" office:value-type="string">
            <text:p text:style-name="P20"><text:span text:style-name="T13">1</text:span><text:span text:style-name="T14">5</text:span><text:span text:style-name="T13">,</text:span><text:span text:style-name="T14">74</text:span><text:span text:style-name="T12">%</text:span></text:p>
          </table:table-cell>
        </table:table-row>
        <table:table-row>
          <table:table-cell table:style-name="Table7.A6" office:value-type="string">
            <text:p text:style-name="P18">15</text:p>
          </table:table-cell>
          <table:table-cell table:style-name="Table7.B6" office:value-type="string">
            <text:p text:style-name="P18"><text:span text:style-name="T115">1</text:span><text:span text:style-name="T129">3</text:span>,7<text:span text:style-name="T129">7</text:span>%</text:p>
          </table:table-cell>
          <table:table-cell table:style-name="Table7.C6" office:value-type="string">
            <text:p text:style-name="P29">0,00%</text:p>
          </table:table-cell>
          <table:table-cell table:style-name="Table7.D6" office:value-type="string">
            <text:p text:style-name="P20"><text:span text:style-name="T13">2</text:span><text:span text:style-name="T14">4</text:span><text:span text:style-name="T13">,</text:span><text:span text:style-name="T14">2</text:span><text:span text:style-name="T13">5</text:span><text:span text:style-name="T12">%</text:span></text:p>
          </table:table-cell>
        </table:table-row>
        <table:table-row>
          <table:table-cell table:style-name="Table7.A7" office:value-type="string">
            <text:p text:style-name="P18">20</text:p>
          </table:table-cell>
          <table:table-cell table:style-name="Table7.B7" office:value-type="string">
            <text:p text:style-name="P21"><text:span text:style-name="T129">4</text:span><text:span text:style-name="T12">,</text:span><text:span text:style-name="T129">84</text:span><text:span text:style-name="T12">%</text:span></text:p>
          </table:table-cell>
          <table:table-cell table:style-name="Table7.C7" office:value-type="string">
            <text:p text:style-name="P29">0,00%</text:p>
          </table:table-cell>
          <table:table-cell table:style-name="Table7.D7" office:value-type="string">
            <text:p text:style-name="P20"><text:span text:style-name="T14">21</text:span><text:span text:style-name="T13">,</text:span><text:span text:style-name="T14">88</text:span><text:span text:style-name="T12">%</text:span></text:p>
          </table:table-cell>
        </table:table-row>
      </table:table>
      <text:p text:style-name="P16"><text:span text:style-name="T170">Nel seguente grafo da 6 nodi si può notare </text:span><text:span text:style-name="T169">che</text:span><text:span text:style-name="T170"> l’algoritmo di Christofides </text:span><text:span text:style-name="T169">calcola</text:span><text:span text:style-name="T184">re</text:span><text:span text:style-name="T170"> un tour peggiore.</text:span></text:p>
      <text:h text:style-name="Heading_20_3" text:outline-level="3">Tempi d’esecuzione</text:h>
      <text:p text:style-name="P89"><text:span text:style-name="T132">L’algoritmo </text:span><text:span text:style-name="T131">di Christofides </text:span><text:span text:style-name="T132">ha complessità temporale </text:span><text:span text:style-name="T32">O(V</text:span><text:span text:style-name="T181">2</text:span><text:span text:style-name="T63">⋅</text:span><text:span text:style-name="T32">E)</text:span> mentre il 2-approssimato <text:span text:style-name="T32">Θ(V²)</text:span>. <text:span text:style-name="T157">Di seguito i risultati ottenuti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table:number-rows-spanned="2" office:value-type="string">
              <text:p text:style-name="P45">Nodi</text:p>
            </table:table-cell>
            <table:table-cell table:style-name="Table4.B1" table:number-columns-spanned="3" office:value-type="string">
              <text:p text:style-name="P48">Tempo d’esecuzione</text:p>
            </table:table-cell>
            <table:covered-table-cell/>
            <table:covered-table-cell/>
          </table:table-row>
        </table:table-header-rows>
        <table:table-row>
          <table:covered-table-cell/>
          <table:table-cell table:style-name="Table4.B2" office:value-type="string">
            <text:p text:style-name="P46">Christofides</text:p>
          </table:table-cell>
          <table:table-cell table:style-name="Table4.C2" office:value-type="string">
            <text:p text:style-name="P47">Held – Karp</text:p>
          </table:table-cell>
          <table:table-cell table:style-name="Table4.D2" office:value-type="string">
            <text:p text:style-name="P47"><text:span text:style-name="T133">2-</text:span>Approssimato</text:p>
          </table:table-cell>
        </table:table-row>
        <table:table-row>
          <table:table-cell table:style-name="Table4.A5" office:value-type="string">
            <text:p text:style-name="P22">2<text:span text:style-name="T99">5</text:span></text:p>
          </table:table-cell>
          <table:table-cell table:style-name="Table4.B5" office:value-type="string">
            <text:p text:style-name="P22">00'0<text:span text:style-name="T99">0</text:span>"<text:span text:style-name="T99">01</text:span></text:p>
          </table:table-cell>
          <table:table-cell table:style-name="Table4.C5" office:value-type="string">
            <text:p text:style-name="P24">00'0<text:span text:style-name="T99">0</text:span>"<text:span text:style-name="T99">01</text:span></text:p>
          </table:table-cell>
          <table:table-cell table:style-name="Table4.D3" office:value-type="string">
            <text:p text:style-name="P23">00'0<text:span text:style-name="T99">0</text:span>"<text:span text:style-name="T99">01</text:span></text:p>
          </table:table-cell>
        </table:table-row>
        <table:table-row>
          <table:table-cell table:style-name="Table4.A4" office:value-type="string">
            <text:p text:style-name="P28">100</text:p>
          </table:table-cell>
          <table:table-cell table:style-name="Table4.B4" office:value-type="string">
            <text:p text:style-name="P22">00'00"02</text:p>
          </table:table-cell>
          <table:table-cell table:style-name="Table4.C4" office:value-type="string">
            <text:p text:style-name="P25">0<text:span text:style-name="T152">1</text:span>'<text:span text:style-name="T152">41</text:span>"<text:span text:style-name="T152">89</text:span></text:p>
          </table:table-cell>
          <table:table-cell table:style-name="Table4.D4" office:value-type="string">
            <text:p text:style-name="P23">00'0<text:span text:style-name="T99">0</text:span>"<text:span text:style-name="T99">01</text:span></text:p>
          </table:table-cell>
        </table:table-row>
        <table:table-row>
          <table:table-cell table:style-name="Table4.A5" office:value-type="string">
            <text:p text:style-name="P28">500</text:p>
          </table:table-cell>
          <table:table-cell table:style-name="Table4.B5" office:value-type="string">
            <text:p text:style-name="P22">00'00"<text:span text:style-name="T161">21</text:span></text:p>
          </table:table-cell>
          <table:table-cell table:style-name="Table4.C5" office:value-type="string">
            <text:p text:style-name="P24"/>
          </table:table-cell>
          <table:table-cell table:style-name="Table4.D5" office:value-type="string">
            <text:p text:style-name="P23">00'0<text:span text:style-name="T99">0</text:span>"<text:span text:style-name="T161">08</text:span></text:p>
          </table:table-cell>
        </table:table-row>
        <table:table-row>
          <table:table-cell table:style-name="Table4.A6" office:value-type="string">
            <text:p text:style-name="P28">1000</text:p>
          </table:table-cell>
          <table:table-cell table:style-name="Table4.B6" office:value-type="string">
            <text:p text:style-name="P22">00'00"<text:span text:style-name="T161">92</text:span></text:p>
          </table:table-cell>
          <table:table-cell table:style-name="Table4.C6" office:value-type="string">
            <text:p text:style-name="P23"/>
          </table:table-cell>
          <table:table-cell table:style-name="Table4.D6" office:value-type="string">
            <text:p text:style-name="P23">00'0<text:span text:style-name="T99">0</text:span>"<text:span text:style-name="T161">35</text:span></text:p>
          </table:table-cell>
        </table:table-row>
      </table:table>
      <text:h text:style-name="Heading_20_1" text:outline-level="1">Commenti conclusivi</text:h>
      <text:h text:style-name="Heading_20_2" text:outline-level="2"><text:span text:style-name="T149">D.P. </text:span>Held – Karp</text:h>
      <text:p text:style-name="P13"><text:span text:style-name="T75">Ho appurato che la soluzione di programmazione dinamica non è fattibile sui moderni computer personali. </text:span><text:span text:style-name="T101">L’unico modo per risolvere questo problema </text:span><text:span text:style-name="T102">su grandi topologie sono gli algoritmi </text:span><text:span text:style-name="T119">di approssimazione</text:span><text:span text:style-name="T102">.</text:span></text:p>
      <text:h text:style-name="Heading_20_2" text:outline-level="2">Christofides</text:h>
      <text:p text:style-name="P55">L’algoritmo di Christofides ha un margine d’errore di 3/2, ed è <text:span text:style-name="T162">il migliore (qualità/tempo)</text:span>, tra quelli implementati, per risolvere il problema.</text:p>
      <text:h text:style-name="P68" text:outline-level="2">Rilassamento lagrangiano e branch and bound</text:h>
      <text:p text:style-name="P54"><text:span text:style-name="T150">Questi algoritmi sono stati quelli che hanno dato i risultati migliori, ma sono </text:span><text:span text:style-name="T153">molto </text:span><text:span text:style-name="T150">più lenti rispetto all’algoritmo di Christofides.</text:span></text:p>
      <text:h text:style-name="Heading_20_2" text:outline-level="2">2-Approssimato</text:h>
      <text:p text:style-name="P53">L’algoritmo 2-approssimato è molto veloce e leggero, e può essere usato per calcolare un discreto upper bound.</text:p>
      <text:h text:style-name="P67" text:outline-level="1">Allegati</text:h>
      <text:h text:style-name="P69" text:outline-level="2"><text:span text:style-name="T104">Codice s</text:span>orgent<text:span text:style-name="T104">e</text:span></text:h>
      <text:p text:style-name="P51"><text:span text:style-name="T187">Tutto il </text:span>progetto è disponibile qui: <text:a xlink:type="simple" xlink:href="https://github.com/mikymaione/Held-Karp-algorithm" text:style-name="Internet_20_link" text:visited-style-name="Visited_20_Internet_20_Link">http://github.com/mikymaione/Held-Karp-algorithm</text:a></text:p>
      <text:h text:style-name="Heading_20_1" text:outline-level="1"><text:span text:style-name="T40">Riferimenti b</text:span>ibliografi<text:span text:style-name="T40">ci</text:span></text:h>
      <text:list xml:id="list584938065" text:style-name="L5">
        <text:list-item>
          <text:p text:style-name="P75"><text:bookmark-start text:name="__RefNumPara__3053_3829942771"/><text:span text:style-name="T112">Cormen, T. and Leiserson, C. and Rivest, R. and Stein, C., 2010. </text:span><text:span text:style-name="T113">Introduzione agli a</text:span><text:span text:style-name="T112">lgoritmi e strutture dati. McGraw-Hill.</text:span><text:bookmark-end text:name="__RefNumPara__3053_3829942771"/></text:p>
        </text:list-item>
        <text:list-item>
          <text:p text:style-name="P80"><text:soft-page-break/>Vercellis, C., 2008. Ottimizzazione. Teoria, metodi, applicazioni. <text:span text:style-name="T112">McGraw-Hill.</text:span></text:p>
        </text:list-item>
        <text:list-item>
          <text:p text:style-name="P76"><text:bookmark-start text:name="__RefNumPara__3045_3829942771"/>Held, M. and Karp, R., 19<text:span text:style-name="T1">62</text:span>. A dynamic programming approach to sequencing problems. Journal for the Society for Industrial and Applied Mathematics, 1:10.<text:bookmark-end text:name="__RefNumPara__3045_3829942771"/></text:p>
        </text:list-item>
        <text:list-item>
          <text:p text:style-name="P77"><text:bookmark-start text:name="__RefNumPara__3047_3829942771"/>Held, M. and Karp, R., 1970. The Traveling Salesman Problem and Minimum Spanning Trees. Operations Research, 18, 1138-1162.<text:bookmark-end text:name="__RefNumPara__3047_3829942771"/></text:p>
        </text:list-item>
        <text:list-item>
          <text:p text:style-name="P77"><text:bookmark-start text:name="__RefNumPara__3051_3829942771"/>Volgenant, T. and Jonker, R., 1982. A branch and bound algorithm for the symmetric traveling salesman problem based on the 1-tree relaxation. European Journal of Operational Research, 9(1):83–89.<text:bookmark-end text:name="__RefNumPara__3051_3829942771"/></text:p>
        </text:list-item>
        <text:list-item>
          <text:p text:style-name="P77"><text:bookmark-start text:name="__RefNumPara__3049_3829942771"/>Christofides, <text:span text:style-name="T103">N., 1976.</text:span> Worst-case analysis of a new heuristic for the travelling salesman problem. Report 388, Graduate School of Industrial Administration, CMU.<text:bookmark-end text:name="__RefNumPara__3049_3829942771"/></text:p>
        </text:list-item>
        <text:list-item>
          <text:p text:style-name="P77"><text:bookmark-start text:name="__RefNumPara__3323_1941675288"/>Edmonds, J., 1965. Paths, trees, and flowers. Can. J. Math, 17: 449–467.<text:bookmark-end text:name="__RefNumPara__3323_1941675288"/></text:p>
        </text:list-item>
        <text:list-item>
          <text:p text:style-name="P78"><text:bookmark-start text:name="__RefNumPara__3055_3829942771"/>Lippman, S. <text:span text:style-name="T112">and </text:span>Lajoie, J. <text:span text:style-name="T64">and</text:span> Moo, B., <text:span text:style-name="T64">2012. </text:span>C++ Primer. Addison-Wesley Professional.<text:bookmark-end text:name="__RefNumPara__3055_3829942771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17.992cm" style:rel-column-width="10200*"/>
    </style:style>
    <style:style style:name="Table2.B" style:family="table-column">
      <style:table-column-properties style:column-width="1.009cm" style:rel-column-width="572*"/>
    </style:style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cm" loext:contextual-spacing="false" fo:text-align="justify" style:justify-single-word="false" fo:hyphenation-ladder-count="no-limit" fo:text-indent="0cm" style:auto-text-indent="false" style:page-number="auto"/>
      <style:text-properties officeooo:rsid="0022374d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justify" fo:text-align-last="justify" style:justify-single-word="false"/>
      <style:text-properties fo:font-size="15.5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5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  <style:text-properties fo:font-size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ella" style:family="paragraph" style:parent-style-name="Caption"/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 –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prefix=" " style:num-suffix="  – 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prefix=" " style:num-suffix="  – " style:num-format="1" text:display-levels="3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prefix=" " style:num-suffix="  – " style:num-format="1" text:display-levels="4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ize="9pt" fo:font-style="italic" officeooo:rsid="03da2fc5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497cm">
          <style:column style:rel-width="5385*" fo:start-indent="0cm" fo:end-indent="0.249cm"/>
          <style:column style:rel-width="5387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Header"><text:span text:style-name="MT1">Algoritmi per la risoluzione del </text:span><text:span text:style-name="MT2">TSP</text:span><text:span text:style-name="MT1">, M. Maione</text:span></text:p>
            </table:table-cell>
            <table:table-cell office:value-type="string">
              <text:p text:style-name="MP1"><text:page-number text:select-page="current">4</text:page-number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1:55:54.468000000</meta:creation-date>
    <dc:date>2020-06-26T10:28:33.315000000</dc:date>
    <meta:editing-duration>P1DT13H16M30S</meta:editing-duration>
    <meta:editing-cycles>904</meta:editing-cycles>
    <meta:generator>LibreOffice/6.4.4.2$Windows_X86_64 LibreOffice_project/3d775be2011f3886db32dfd395a6a6d1ca2630ff</meta:generator>
    <meta:keyword>TSP</meta:keyword>
    <meta:keyword>Held-Karp</meta:keyword>
    <meta:keyword>Christofides</meta:keyword>
    <dc:subject>Ottimizzazione combinatoria</dc:subject>
    <dc:title>Algoritmi per la risoluzione del TSP</dc:title>
    <dc:creator>Michele Maione</dc:creator>
    <meta:document-statistic meta:table-count="8" meta:image-count="0" meta:object-count="29" meta:page-count="4" meta:paragraph-count="151" meta:word-count="1369" meta:character-count="8979" meta:non-whitespace-character-count="7696"/>
  </office:meta>
</office:document-meta>
</file>

<file path=Object 1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1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  <mi>,</mi>
          <mrow>
            <mrow>
              <mo fence="true" stretchy="true">|</mo>
              <mrow>
                <mi>S</mi>
              </mrow>
              <mo fence="true" stretchy="true">|</mo>
            </mrow>
            <mo stretchy="false">≥</mo>
            <mn>2</mn>
          </mrow>
        </mrow>
      </mrow>
      <mo fence="true" stretchy="false">)</mo>
    </mrow>
    <annotation encoding="StarMath 5.0">(forall S subseteq lbrace 2, dotslow ,n rbrace ,abs{S} &gt;= 2)</annotation>
  </semantics>
</math>
</file>

<file path=Object 13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1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V</mi>
          </mrow>
        </munder>
        <msub>
          <mi>x</mi>
          <mi>e</mi>
        </msub>
      </mrow>
      <mo stretchy="false">=</mo>
      <mi>n</mi>
    </mrow>
    <annotation encoding="StarMath 5.0">sum from{e in V} x_e=n</annotation>
  </semantics>
</math>
</file>

<file path=Object 15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17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18/content.xml><?xml version="1.0" encoding="utf-8"?>
<math xmlns="http://www.w3.org/1998/Math/MathML" display="block">
  <semantics>
    <mrow>
      <mi mathvariant="italic">min</mi>
      <mi>L</mi>
      <mrow>
        <mrow>
          <mo fence="true" stretchy="false">(</mo>
          <mrow>
            <mi>λ</mi>
          </mrow>
          <mo fence="true" stretchy="false">)</mo>
        </mrow>
        <mo stretchy="false">=</mo>
        <mi mathvariant="italic">min</mi>
      </mrow>
      <mrow>
        <mrow>
          <mrow>
            <munder>
              <mo stretchy="false">∑</mo>
              <mrow>
                <mi>e</mi>
                <mo stretchy="false">∈</mo>
                <mi>E</mi>
              </mrow>
            </munder>
            <msub>
              <mi>c</mi>
              <mi>e</mi>
            </msub>
          </mrow>
          <mo stretchy="false">⋅</mo>
          <msub>
            <mi>x</mi>
            <mi>e</mi>
          </msub>
        </mrow>
        <mo stretchy="false">+</mo>
        <mrow>
          <mrow>
            <munder>
              <mo stretchy="false">∑</mo>
              <mrow>
                <mi>i</mi>
                <mo stretchy="false">∈</mo>
                <mrow>
                  <mi>V</mi>
                  <mo stretchy="false">∖</mo>
                  <mrow>
                    <mo fence="true" stretchy="false">{</mo>
                    <mrow>
                      <mi>r</mi>
                    </mrow>
                    <mo fence="true" stretchy="false">}</mo>
                  </mrow>
                </mrow>
              </mrow>
            </munder>
            <msub>
              <mi>λ</mi>
              <mi>i</mi>
            </msub>
          </mrow>
          <mo stretchy="false">⋅</mo>
          <mrow>
            <mo fence="true" stretchy="false">(</mo>
            <mrow>
              <mrow>
                <mrow>
                  <munder>
                    <mo stretchy="false">∑</mo>
                    <mrow>
                      <mrow>
                        <mi>e</mi>
                        <mo stretchy="false">∈</mo>
                        <mi>δ</mi>
                      </mrow>
                      <mrow>
                        <mo fence="true" stretchy="false">(</mo>
                        <mrow>
                          <mi>i</mi>
                        </mrow>
                        <mo fence="true" stretchy="false">)</mo>
                      </mrow>
                    </mrow>
                  </munder>
                  <msub>
                    <mi>x</mi>
                    <mi>e</mi>
                  </msub>
                </mrow>
                <mo stretchy="false">−</mo>
                <mn>2</mn>
              </mrow>
            </mrow>
            <mo fence="true" stretchy="false">)</mo>
          </mrow>
        </mrow>
      </mrow>
    </mrow>
    <annotation encoding="StarMath 5.0">min L(λ)=min sum from{e in E} c_e cdot  x_e + sum from{i in V setminus lbrace r rbrace} λ_i cdot (sum from{e in δ(i)} x_e -2)</annotation>
  </semantics>
</math>
</file>

<file path=Object 19/content.xml><?xml version="1.0" encoding="utf-8"?>
<math xmlns="http://www.w3.org/1998/Math/MathML" display="block">
  <semantics>
    <mrow>
      <mi>c</mi>
      <mrow>
        <mrow>
          <mo fence="true" stretchy="false">(</mo>
          <mrow>
            <msup>
              <mi>H</mi>
              <mi>✱</mi>
            </msup>
          </mrow>
          <mo fence="true" stretchy="false">)</mo>
        </mrow>
        <mo stretchy="false">≥</mo>
        <mi mathvariant="italic">min</mi>
      </mrow>
      <mrow>
        <mo fence="true" stretchy="false">{</mo>
        <mrow>
          <mrow>
            <mi>c</mi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}</mo>
      </mrow>
    </mrow>
    <annotation encoding="StarMath 5.0">c(H^✱)&gt;=min lbrace c(T) rbrace </annotation>
  </semantics>
</math>
</file>

<file path=Object 2/content.xml><?xml version="1.0" encoding="utf-8"?>
<math xmlns="http://www.w3.org/1998/Math/MathML" display="block">
  <semantics>
    <mrow>
      <mi>L</mi>
      <mrow>
        <mo fence="true" stretchy="false">(</mo>
        <mrow>
          <mi>λ</mi>
        </mrow>
        <mo fence="true" stretchy="false">)</mo>
      </mrow>
    </mrow>
    <annotation encoding="StarMath 5.0">L(λ)</annotation>
  </semantics>
</math>
</file>

<file path=Object 20/content.xml><?xml version="1.0" encoding="utf-8"?>
<math xmlns="http://www.w3.org/1998/Math/MathML" display="block">
  <semantics>
    <msup>
      <mi>H</mi>
      <mi>✱</mi>
    </msup>
    <annotation encoding="StarMath 5.0">H^✱</annotation>
  </semantics>
</math>
</file>

<file path=Object 21/content.xml><?xml version="1.0" encoding="utf-8"?>
<math xmlns="http://www.w3.org/1998/Math/MathML" display="block">
  <semantics>
    <mi>T</mi>
    <annotation encoding="StarMath 5.0">T</annotation>
  </semantics>
</math>
</file>

<file path=Object 24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25/content.xml><?xml version="1.0" encoding="utf-8"?>
<math xmlns="http://www.w3.org/1998/Math/MathML" display="block">
  <semantics>
    <mrow>
      <mo fence="true" stretchy="false">{</mo>
      <mrow>
        <mrow>
          <mn>2</mn>
          <mi>,</mi>
          <mo stretchy="false">…</mo>
          <mi>,</mi>
          <mi>n</mi>
        </mrow>
      </mrow>
      <mo fence="true" stretchy="false">}</mo>
    </mrow>
    <annotation encoding="StarMath 5.0">lbrace 2,dotslow,n  rbrace </annotation>
  </semantics>
</math>
</file>

<file path=Object 27/content.xml><?xml version="1.0" encoding="utf-8"?>
<math xmlns="http://www.w3.org/1998/Math/MathML" display="block">
  <semantics>
    <mrow>
      <mi mathvariant="italic">min</mi>
      <mrow>
        <mrow>
          <munder>
            <mo stretchy="false">∑</mo>
            <mrow>
              <mi>e</mi>
              <mo stretchy="false">∈</mo>
              <mi>E</mi>
            </mrow>
          </munder>
          <msub>
            <mi>c</mi>
            <mi>e</mi>
          </msub>
        </mrow>
        <mo stretchy="false">⋅</mo>
        <msub>
          <mi>x</mi>
          <mi>e</mi>
        </msub>
      </mrow>
    </mrow>
    <annotation encoding="StarMath 5.0">min sum from{e in E} c_e cdot  x_e</annotation>
  </semantics>
</math>
</file>

<file path=Object 28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S</mi>
            <mo stretchy="false">⊆</mo>
            <mrow>
              <mo fence="true" stretchy="false">{</mo>
              <mrow>
                <mrow>
                  <mn>2</mn>
                  <mi>,</mi>
                  <mo stretchy="false">…</mo>
                  <mi>,</mi>
                  <mi>n</mi>
                </mrow>
              </mrow>
              <mo fence="true" stretchy="false">}</mo>
            </mrow>
          </mrow>
        </mrow>
      </mrow>
      <mo fence="true" stretchy="false">)</mo>
    </mrow>
    <annotation encoding="StarMath 5.0">( forall S subseteq lbrace 2, dotslow ,n rbrace)</annotation>
  </semantics>
</math>
</file>

<file path=Object 29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/content.xml><?xml version="1.0" encoding="utf-8"?>
<math xmlns="http://www.w3.org/1998/Math/MathML" display="block">
  <semantics>
    <mrow>
      <mrow>
        <msup>
          <mi>t</mi>
          <mi>k</mi>
        </msup>
        <mo stretchy="false">=</mo>
        <msup>
          <mi>t</mi>
          <mn>1</mn>
        </msup>
      </mrow>
      <mfrac>
        <mrow>
          <mrow>
            <msup>
              <mi>k</mi>
              <mn>2</mn>
            </msup>
            <mo stretchy="false">−</mo>
            <mn>3</mn>
          </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i>M</mi>
          </mrow>
          <mrow>
            <mo fence="true" stretchy="false">(</mo>
            <mrow>
              <mrow>
                <mn>2</mn>
                <mrow>
                  <mi>M</mi>
                  <mo stretchy="false">−</mo>
                  <mn>3</mn>
                </mrow>
              </mrow>
            </mrow>
            <mo fence="true" stretchy="false">)</mo>
          </mrow>
        </mrow>
        <mrow>
          <mn>2</mn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row>
            <mo fence="true" stretchy="false">(</mo>
            <mrow>
              <mrow>
                <mi>M</mi>
                <mo stretchy="false">−</mo>
                <mn>2</mn>
              </mrow>
            </mrow>
            <mo fence="true" stretchy="false">)</mo>
          </mrow>
        </mrow>
      </mfrac>
    </mrow>
    <annotation encoding="StarMath 5.0">t^k=t^1{k^2-3(M-1)k+M(2M-3)} over {2(M-1)(M-2)}</annotation>
  </semantics>
</math>
</file>

<file path=Object 30/content.xml><?xml version="1.0" encoding="utf-8"?>
<math xmlns="http://www.w3.org/1998/Math/MathML" display="block">
  <semantics>
    <mrow>
      <mi>S</mi>
      <mn>.</mn>
      <mi>T</mi>
      <mi>.</mi>
    </mrow>
    <annotation encoding="StarMath 5.0">S.T.</annotation>
  </semantics>
</math>
</file>

<file path=Object 31/content.xml><?xml version="1.0" encoding="utf-8"?>
<math xmlns="http://www.w3.org/1998/Math/MathML" display="block">
  <semantics>
    <mrow>
      <msub>
        <mi>x</mi>
        <mi>e</mi>
      </msub>
      <mo stretchy="false">∈</mo>
      <mrow>
        <mo fence="true" stretchy="false">{</mo>
        <mrow>
          <mn>0,1</mn>
        </mrow>
        <mo fence="true" stretchy="false">}</mo>
      </mrow>
    </mrow>
    <annotation encoding="StarMath 5.0">x_e in lbrace 0,1 rbrace </annotation>
  </semantics>
</math>
</file>

<file path=Object 32/content.xml><?xml version="1.0" encoding="utf-8"?>
<math xmlns="http://www.w3.org/1998/Math/MathML" display="block">
  <semantics>
    <mrow>
      <mo fence="true" stretchy="false">(</mo>
      <mrow>
        <mrow>
          <mo stretchy="false">∀</mo>
          <mrow>
            <mi>e</mi>
            <mo stretchy="false">∈</mo>
            <mi>E</mi>
          </mrow>
        </mrow>
      </mrow>
      <mo fence="true" stretchy="false">)</mo>
    </mrow>
    <annotation encoding="StarMath 5.0">( forall e in E)</annotation>
  </semantics>
</math>
</file>

<file path=Object 33/content.xml><?xml version="1.0" encoding="utf-8"?>
<math xmlns="http://www.w3.org/1998/Math/MathML" display="block">
  <semantics>
    <mrow>
      <mrow>
        <munder>
          <mo stretchy="false">∑</mo>
          <mrow>
            <mrow>
              <mi>e</mi>
              <mo stretchy="false">∈</mo>
              <mi>E</mi>
            </mrow>
            <mrow>
              <mo fence="true" stretchy="false">(</mo>
              <mrow>
                <mi>S</mi>
              </mrow>
              <mo fence="true" stretchy="false">)</mo>
            </mrow>
          </mrow>
        </munder>
        <msub>
          <mi>x</mi>
          <mi>e</mi>
        </msub>
      </mrow>
      <mo stretchy="false">≤</mo>
      <mrow>
        <mrow>
          <mo fence="true" stretchy="true">|</mo>
          <mrow>
            <mi>S</mi>
          </mrow>
          <mo fence="true" stretchy="true">|</mo>
        </mrow>
        <mo stretchy="false">−</mo>
        <mn>1</mn>
      </mrow>
    </mrow>
    <annotation encoding="StarMath 5.0">sum from{e in E(S)} x_e&lt;=abs{S}-1</annotation>
  </semantics>
</math>
</file>

<file path=Object 34/content.xml><?xml version="1.0" encoding="utf-8"?>
<math xmlns="http://www.w3.org/1998/Math/MathML" display="block">
  <semantics>
    <mrow>
      <mrow>
        <munder>
          <mo stretchy="false">∑</mo>
          <mrow>
            <mi>e</mi>
            <mo stretchy="false">∈</mo>
            <mi>E</mi>
          </mrow>
        </munder>
        <msub>
          <mi>x</mi>
          <mi>e</mi>
        </msub>
      </mrow>
      <mo stretchy="false">=</mo>
      <mn>2</mn>
    </mrow>
    <annotation encoding="StarMath 5.0">sum from{e in E} x_e=2</annotation>
  </semantics>
</math>
</file>

<file path=Object 36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n>0.6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  <mo stretchy="false">+</mo>
        <mrow>
          <mn>0.4</mn>
          <mo stretchy="false">⋅</mo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row>
                    <mi>k</mi>
                    <mo stretchy="false">−</mo>
                    <mn>1</mn>
                  </mrow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0.6 cdot t^k cdot (d_i^{k} - 2) + 0.4 cdot t^k cdot (d_i^{k-1} - 2)</annotation>
  </semantics>
</math>
</file>

<file path=Object 4/content.xml><?xml version="1.0" encoding="utf-8"?>
<math xmlns="http://www.w3.org/1998/Math/MathML" display="block">
  <semantics>
    <mrow>
      <msubsup>
        <mi>λ</mi>
        <mi>i</mi>
        <mrow>
          <mi>k</mi>
          <mo stretchy="false">+</mo>
          <mn>1</mn>
        </mrow>
      </msubsup>
      <mo stretchy="false">=</mo>
      <mrow>
        <msubsup>
          <mi>λ</mi>
          <mi>i</mi>
          <mi>k</mi>
        </msubsup>
        <mo stretchy="false">+</mo>
        <mrow>
          <msup>
            <mi>t</mi>
            <mi>k</mi>
          </msup>
          <mo stretchy="false">⋅</mo>
          <mrow>
            <mo fence="true" stretchy="false">(</mo>
            <mrow>
              <mrow>
                <msubsup>
                  <mi>d</mi>
                  <mi>i</mi>
                  <mi>k</mi>
                </msubsup>
                <mo stretchy="false">−</mo>
                <mn>2</mn>
              </mrow>
            </mrow>
            <mo fence="true" stretchy="false">)</mo>
          </mrow>
        </mrow>
      </mrow>
    </mrow>
    <annotation encoding="StarMath 5.0">λ_i^{k+1}=λ_i^{k} + t^k cdot (d_i^k - 2)</annotation>
  </semantics>
</math>
</file>

<file path=Object 5/content.xml><?xml version="1.0" encoding="utf-8"?>
<math xmlns="http://www.w3.org/1998/Math/MathML" display="block">
  <semantics>
    <mrow>
      <msup>
        <mi>t</mi>
        <mi>k</mi>
      </msup>
      <mo stretchy="false">=</mo>
      <mfrac>
        <mrow>
          <msup>
            <mi>α</mi>
            <mi>k</mi>
          </msup>
          <mrow>
            <mo fence="true" stretchy="false">[</mo>
            <mrow>
              <mrow>
                <mrow>
                  <mi mathvariant="italic">UB</mi>
                  <mo stretchy="false">−</mo>
                  <mi>L</mi>
                </mrow>
                <mrow>
                  <mo fence="true" stretchy="false">(</mo>
                  <mrow>
                    <msup>
                      <mi>λ</mi>
                      <mi>k</mi>
                    </msup>
                  </mrow>
                  <mo fence="true" stretchy="false">)</mo>
                </mrow>
              </mrow>
            </mrow>
            <mo fence="true" stretchy="false">]</mo>
          </mrow>
        </mrow>
        <mrow>
          <munder>
            <mo stretchy="false">∑</mo>
            <mrow>
              <mi>i</mi>
              <mo stretchy="false">∈</mo>
              <mi>V</mi>
            </mrow>
          </munder>
          <msup>
            <mrow>
              <mo fence="true" stretchy="false">(</mo>
              <mrow>
                <mrow>
                  <msub>
                    <mi>d</mi>
                    <mi>i</mi>
                  </msub>
                  <mrow>
                    <mrow>
                      <mo fence="true" stretchy="false">(</mo>
                      <mrow>
                        <msup>
                          <mi>x</mi>
                          <mi>k</mi>
                        </msup>
                      </mrow>
                      <mo fence="true" stretchy="false">)</mo>
                    </mrow>
                    <mo stretchy="false">−</mo>
                    <mn>2</mn>
                  </mrow>
                </mrow>
              </mrow>
              <mo fence="true" stretchy="false">)</mo>
            </mrow>
            <mn>2</mn>
          </msup>
        </mrow>
      </mfrac>
    </mrow>
    <annotation encoding="StarMath 5.0">t^k={α^k[UB-L(λ^k)]} over { sum from{i in V} {({d_i(x^k)-2})}^2}</annotation>
  </semantics>
</math>
</file>

<file path=Object 6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

<file path=Object 7/content.xml><?xml version="1.0" encoding="utf-8"?>
<math xmlns="http://www.w3.org/1998/Math/MathML" display="block">
  <semantics>
    <msub>
      <mi>λ</mi>
      <mi>i</mi>
    </msub>
    <annotation encoding="StarMath 5.0">λ_i</annotation>
  </semantics>
</math>
</file>

<file path=Object 8/content.xml><?xml version="1.0" encoding="utf-8"?>
<math xmlns="http://www.w3.org/1998/Math/MathML" display="block">
  <semantics>
    <mrow>
      <msub>
        <mi>λ</mi>
        <mi>i</mi>
      </msub>
      <mi mathvariant="normal">:</mi>
      <mo stretchy="false">∀</mo>
      <mrow>
        <mi>i</mi>
        <mo stretchy="false">∈</mo>
        <mi>V</mi>
      </mrow>
    </mrow>
    <annotation encoding="StarMath 5.0">λ_i : forall i in V</annotation>
  </semantics>
</math>
</file>